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2.4138in"/>
    </style:style>
    <style:style style:name="co5" style:family="table-column">
      <style:table-column-properties fo:break-before="auto" style:column-width="0.578in"/>
    </style:style>
    <style:style style:name="co6" style:family="table-column">
      <style:table-column-properties fo:break-before="auto" style:column-width="1.009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0.828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9055in"/>
    </style:style>
    <style:style style:name="co11" style:family="table-column">
      <style:table-column-properties fo:break-before="auto" style:column-width="1.0437in"/>
    </style:style>
    <style:style style:name="co12" style:family="table-column">
      <style:table-column-properties fo:break-before="auto" style:column-width="2.0953in"/>
    </style:style>
    <style:style style:name="co13" style:family="table-column">
      <style:table-column-properties fo:break-before="auto" style:column-width="2.3535in"/>
    </style:style>
    <style:style style:name="co14" style:family="table-column">
      <style:table-column-properties fo:break-before="auto" style:column-width="1.9484in"/>
    </style:style>
    <style:style style:name="co15" style:family="table-column">
      <style:table-column-properties fo:break-before="auto" style:column-width="1.9311in"/>
    </style:style>
    <style:style style:name="co16" style:family="table-column">
      <style:table-column-properties fo:break-before="auto" style:column-width="1.6209in"/>
    </style:style>
    <style:style style:name="co17" style:family="table-column">
      <style:table-column-properties fo:break-before="auto" style:column-width="3.8354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1.1984in"/>
    </style:style>
    <style:style style:name="co20" style:family="table-column">
      <style:table-column-properties fo:break-before="auto" style:column-width="0.8193in"/>
    </style:style>
    <style:style style:name="co21" style:family="table-column">
      <style:table-column-properties fo:break-before="auto" style:column-width="0.9138in"/>
    </style:style>
    <style:style style:name="co22" style:family="table-column">
      <style:table-column-properties fo:break-before="auto" style:column-width="1.3535in"/>
    </style:style>
    <style:style style:name="co23" style:family="table-column">
      <style:table-column-properties fo:break-before="auto" style:column-width="1.0953in"/>
    </style:style>
    <style:style style:name="co24" style:family="table-column">
      <style:table-column-properties fo:break-before="auto" style:column-width="1.25in"/>
    </style:style>
    <style:style style:name="co25" style:family="table-column">
      <style:table-column-properties fo:break-before="auto" style:column-width="1.3626in"/>
    </style:style>
    <style:style style:name="co26" style:family="table-column">
      <style:table-column-properties fo:break-before="auto" style:column-width="0.8626in"/>
    </style:style>
    <style:style style:name="co27" style:family="table-column">
      <style:table-column-properties fo:break-before="auto" style:column-width="0.9571in"/>
    </style:style>
    <style:style style:name="co28" style:family="table-column">
      <style:table-column-properties fo:break-before="auto" style:column-width="1.3965in"/>
    </style:style>
    <style:style style:name="co29" style:family="table-column">
      <style:table-column-properties fo:break-before="auto" style:column-width="1.1382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2.5953in"/>
    </style:style>
    <style:style style:name="co33" style:family="table-column">
      <style:table-column-properties fo:break-before="auto" style:column-width="5.0854in"/>
    </style:style>
    <style:style style:name="co34" style:family="table-column">
      <style:table-column-properties fo:break-before="auto" style:column-width="11.5736in"/>
    </style:style>
    <style:style style:name="co30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9228in"/>
    </style:style>
    <style:style style:name="co37" style:family="table-column">
      <style:table-column-properties fo:break-before="auto" style:column-width="1.3799in"/>
    </style:style>
    <style:style style:name="co38" style:family="table-column">
      <style:table-column-properties fo:break-before="auto" style:column-width="0.8453in"/>
    </style:style>
    <style:style style:name="co39" style:family="table-column">
      <style:table-column-properties fo:break-before="auto" style:column-width="0.6984in"/>
    </style:style>
    <style:style style:name="co40" style:family="table-column">
      <style:table-column-properties fo:break-before="auto" style:column-width="0.7244in"/>
    </style:style>
    <style:style style:name="co41" style:family="table-column">
      <style:table-column-properties fo:break-before="auto" style:column-width="1.1555in"/>
    </style:style>
    <style:style style:name="co42" style:family="table-column">
      <style:table-column-properties fo:break-before="auto" style:column-width="0.6902in"/>
    </style:style>
    <style:style style:name="co43" style:family="table-column">
      <style:table-column-properties fo:break-before="auto" style:column-width="1.1902in"/>
    </style:style>
    <style:style style:name="co44" style:family="table-column">
      <style:table-column-properties fo:break-before="auto" style:column-width="0.9016in"/>
    </style:style>
    <style:style style:name="co45" style:family="table-column">
      <style:table-column-properties fo:break-before="auto" style:column-width="1.9354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0366in"/>
    </style:style>
    <style:style style:name="co48" style:family="table-column">
      <style:table-column-properties fo:break-before="auto" style:column-width="0.7654in"/>
    </style:style>
    <style:style style:name="co49" style:family="table-column">
      <style:table-column-properties fo:break-before="auto" style:column-width="1.4744in"/>
    </style:style>
    <style:style style:name="co50" style:family="table-column">
      <style:table-column-properties fo:break-before="auto" style:column-width="1.5953in"/>
    </style:style>
    <style:style style:name="co51" style:family="table-column">
      <style:table-column-properties fo:break-before="auto" style:column-width="1.2673in"/>
    </style:style>
    <style:style style:name="co52" style:family="table-column">
      <style:table-column-properties fo:break-before="auto" style:column-width="1.2244in"/>
    </style:style>
    <style:style style:name="co53" style:family="table-column">
      <style:table-column-properties fo:break-before="auto" style:column-width="1.052in"/>
    </style:style>
    <style:style style:name="co54" style:family="table-column">
      <style:table-column-properties fo:break-before="auto" style:column-width="2.1382in"/>
    </style:style>
    <style:style style:name="co55" style:family="table-column">
      <style:table-column-properties fo:break-before="auto" style:column-width="0.9835in"/>
    </style:style>
    <style:style style:name="co56" style:family="table-column">
      <style:table-column-properties fo:break-before="auto" style:column-width="0.8366in"/>
    </style:style>
    <style:style style:name="co57" style:family="table-column">
      <style:table-column-properties fo:break-before="auto" style:column-width="1.7161in"/>
    </style:style>
    <style:style style:name="co58" style:family="table-column">
      <style:table-column-properties fo:break-before="auto" style:column-width="1.7071in"/>
    </style:style>
    <style:style style:name="co59" style:family="table-column">
      <style:table-column-properties fo:break-before="auto" style:column-width="1.6465in"/>
    </style:style>
    <style:style style:name="co60" style:family="table-column">
      <style:table-column-properties fo:break-before="auto" style:column-width="1.4402in"/>
    </style:style>
    <style:style style:name="co61" style:family="table-column">
      <style:table-column-properties fo:break-before="auto" style:column-width="1.4484in"/>
    </style:style>
    <style:style style:name="co62" style:family="table-column">
      <style:table-column-properties fo:break-before="auto" style:column-width="1.1811in"/>
    </style:style>
    <style:style style:name="co63" style:family="table-column">
      <style:table-column-properties fo:break-before="auto" style:column-width="0.7319in"/>
    </style:style>
    <style:style style:name="co64" style:family="table-column">
      <style:table-column-properties fo:break-before="auto" style:column-width="1.3181in"/>
    </style:style>
    <style:style style:name="co65" style:family="table-column">
      <style:table-column-properties fo:break-before="auto" style:column-width="0.9409in"/>
    </style:style>
    <style:style style:name="co66" style:family="table-column">
      <style:table-column-properties fo:break-before="auto" style:column-width="0.8209in"/>
    </style:style>
    <style:style style:name="co67" style:family="table-column">
      <style:table-column-properties fo:break-before="auto" style:column-width="1.7827in"/>
    </style:style>
    <style:style style:name="co68" style:family="table-column">
      <style:table-column-properties fo:break-before="auto" style:column-width="2.3555in"/>
    </style:style>
    <style:style style:name="co69" style:family="table-column">
      <style:table-column-properties fo:break-before="auto" style:column-width="1.3102in"/>
    </style:style>
    <style:style style:name="co70" style:family="table-column">
      <style:table-column-properties fo:break-before="auto" style:column-width="2.4689in"/>
    </style:style>
    <style:style style:name="co71" style:family="table-column">
      <style:table-column-properties fo:break-before="auto" style:column-width="1.4138in"/>
    </style:style>
    <style:style style:name="co72" style:family="table-column">
      <style:table-column-properties fo:break-before="auto" style:column-width="3.9126in"/>
    </style:style>
    <style:style style:name="co73" style:family="table-column">
      <style:table-column-properties fo:break-before="auto" style:column-width="0.9484in"/>
    </style:style>
    <style:style style:name="co74" style:family="table-column">
      <style:table-column-properties fo:break-before="auto" style:column-width="1.0346in"/>
    </style:style>
    <style:style style:name="co75" style:family="table-column">
      <style:table-column-properties fo:break-before="auto" style:column-width="3.8362in"/>
    </style:style>
    <style:style style:name="co76" style:family="table-column">
      <style:table-column-properties fo:break-before="auto" style:column-width="2.8346in"/>
    </style:style>
    <style:style style:name="ro1" style:family="table-row">
      <style:table-row-properties style:row-height="0.2146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4" style:family="table-row">
      <style:table-row-properties style:row-height="0.5772in" fo:break-before="auto" style:use-optimal-row-height="true"/>
    </style:style>
    <style:style style:name="ro5" style:family="table-row">
      <style:table-row-properties style:row-height="0.2063in" fo:break-before="auto" style:use-optimal-row-height="true"/>
    </style:style>
    <style:style style:name="ta3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maestro-yii-person">
      <style:table-properties table:display="true" style:writing-mode="lr-tb"/>
    </style:style>
    <style:style style:name="ta5" style:family="table" style:master-page-name="PageStyle_5f_oo7-res.users">
      <style:table-properties table:display="true" style:writing-mode="lr-tb"/>
    </style:style>
    <style:style style:name="ta6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Excel_20_Built-in_20_Normal">
      <style:table-cell-properties fo:border-bottom="none" fo:border-left="none" fo:border-right="0.0008in solid #000000" fo:border-top="none"/>
    </style:style>
    <style:style style:name="ce11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2" style:family="table-cell" style:parent-style-name="Excel_20_Built-in_20_Normal">
      <style:table-cell-properties fo:border-bottom="none" fo:border-left="none" fo:border-right="none" fo:border-top="0.0102in solid #000000"/>
    </style:style>
    <style:style style:name="ce13" style:family="table-cell" style:parent-style-name="Excel_20_Built-in_20_Normal">
      <style:table-cell-properties fo:border-bottom="0.0102in solid #000000" fo:border-left="none" fo:border-right="none" fo:border-top="none"/>
    </style:style>
    <style:style style:name="ce14" style:family="table-cell" style:parent-style-name="Excel_20_Built-in_20_Normal">
      <style:table-cell-properties fo:border-bottom="none" fo:border-left="0.0102in solid #000000" fo:border-right="none" fo:border-top="none"/>
    </style:style>
    <style:style style:name="ce15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16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7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8" style:family="table-cell" style:parent-style-name="Excel_20_Built-in_20_Normal">
      <style:table-cell-properties fo:border-bottom="none" fo:border-left="none" fo:border-right="0.0102in solid #000000" fo:border-top="none"/>
    </style:style>
    <style:style style:name="ce2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0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21" style:family="table-cell" style:parent-style-name="Excel_20_Built-in_20_Normal">
      <style:table-cell-properties fo:border-bottom="0.0008in solid #000000" fo:border-left="none" fo:border-right="none" fo:border-top="none"/>
    </style:style>
    <style:style style:name="ce22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3" style:family="table-cell" style:parent-style-name="Excel_20_Built-in_20_Normal">
      <style:table-cell-properties fo:border-bottom="none" fo:border-left="0.0008in solid #000000" fo:border-right="none" fo:border-top="none"/>
    </style:style>
    <style:style style:name="ce4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5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6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7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9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23" style:family="table-cell" style:parent-style-name="Normal_20_6">
      <style:text-properties style:font-name="Courier New" fo:font-size="10pt" style:font-size-asian="10pt" style:font-size-complex="10pt"/>
    </style:style>
    <style:style style:name="ce24" style:family="table-cell" style:parent-style-name="Default">
      <style:text-properties style:font-name="Courier New" fo:font-size="10pt" style:font-size-asian="10pt" style:font-size-complex="10pt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 style:data-style-name="N84"/>
    <style:style style:name="ce19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3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2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1" table:number-columns-repeated="227" table:default-cell-style-name="Excel_20_Built-in_20_Normal"/>
        <table:table-row table:style-name="ro1">
          <table:table-cell table:style-name="ce2" office:value-type="string">
            <text:p>Reference Parameters</text:p>
          </table:table-cell>
          <table:table-cell table:style-name="ce9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2">
          <table:table-cell table:style-name="ce3" office:value-type="string">
            <text:p>host</text:p>
          </table:table-cell>
          <table:table-cell table:style-name="ce10" office:value-type="string">
            <text:p>whizzer.local</text:p>
          </table:table-cell>
          <table:table-cell table:number-columns-repeated="8"/>
          <table:table-cell table:style-name="Default"/>
          <table:table-cell table:style-name="Default"/>
          <table:table-cell table:number-columns-repeated="245"/>
        </table:table-row>
        <table:table-row table:style-name="ro1">
          <table:table-cell table:style-name="ce3"/>
          <table:table-cell table:style-name="ce10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4"/>
          <table:table-cell table:style-name="ce11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 table:style-name="ce5" office:value-type="string">
            <text:p>Status</text:p>
          </table:table-cell>
          <table:table-cell table:style-name="ce12" office:value-type="string">
            <text:p>PERSONAL</text:p>
          </table:table-cell>
          <table:table-cell table:style-name="ce12" table:number-columns-repeated="3"/>
          <table:table-cell table:style-name="ce12" office:value-type="string">
            <text:p>AUTHENTICATION</text:p>
          </table:table-cell>
          <table:table-cell table:style-name="ce12" table:number-columns-repeated="5"/>
          <table:table-cell table:style-name="ce12" office:value-type="string">
            <text:p>EMPLOYER</text:p>
          </table:table-cell>
          <table:table-cell table:style-name="ce12" table:number-columns-repeated="13"/>
          <table:table-cell table:style-name="ce12" office:value-type="string">
            <text:p>RESIDENCE</text:p>
          </table:table-cell>
          <table:table-cell table:style-name="ce12" table:number-columns-repeated="3"/>
          <table:table-cell table:style-name="ce22"/>
          <table:table-cell table:number-columns-repeated="227"/>
        </table:table-row>
        <table:table-row table:style-name="ro1">
          <table:table-cell table:style-name="ce6" office:value-type="string">
            <office:annotation draw:style-name="gr1" draw:text-style-name="P1" svg:width="1.5146in" svg:height="0.8252in" svg:x="1.0362in" svg:y="1.1831in" draw:caption-point-x="-0.1894in" draw:caption-point-y="0.1146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3" office:value-type="string">
            <text:p>First Name</text:p>
          </table:table-cell>
          <table:table-cell table:style-name="ce13" office:value-type="string">
            <text:p>Last Name</text:p>
          </table:table-cell>
          <table:table-cell table:style-name="ce13" office:value-type="string">
            <text:p>Initials</text:p>
          </table:table-cell>
          <table:table-cell table:style-name="ce13" office:value-type="string">
            <text:p>Date of Birth</text:p>
          </table:table-cell>
          <table:table-cell table:style-name="ce13" office:value-type="string">
            <text:p>Username</text:p>
          </table:table-cell>
          <table:table-cell table:style-name="ce13" office:value-type="string">
            <text:p>Password</text:p>
          </table:table-cell>
          <table:table-cell table:style-name="ce13" office:value-type="string">
            <text:p>Password Hash</text:p>
          </table:table-cell>
          <table:table-cell table:style-name="ce13" office:value-type="string">
            <text:p>Profile1</text:p>
          </table:table-cell>
          <table:table-cell table:style-name="ce13" office:value-type="string">
            <text:p>ProfileNum</text:p>
          </table:table-cell>
          <table:table-cell table:style-name="ce13" office:value-type="string">
            <text:p>ProfileName</text:p>
          </table:table-cell>
          <table:table-cell table:style-name="ce13" office:value-type="string">
            <text:p>Company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Email</text:p>
          </table:table-cell>
          <table:table-cell table:style-name="ce13" office:value-type="string">
            <text:p>Function Level</text:p>
          </table:table-cell>
          <table:table-cell table:style-name="ce13" office:value-type="string">
            <text:p>Department</text:p>
          </table:table-cell>
          <table:table-cell table:style-name="ce13" office:value-type="string">
            <text:p>Role</text:p>
          </table:table-cell>
          <table:table-cell table:style-name="ce13" office:value-type="string">
            <text:p>Supervisor</text:p>
          </table:table-cell>
          <table:table-cell table:style-name="ce13" office:value-type="string">
            <text:p>Work Address1</text:p>
          </table:table-cell>
          <table:table-cell table:style-name="ce13" office:value-type="string">
            <text:p>Work City</text:p>
          </table:table-cell>
          <table:table-cell table:style-name="ce13" office:value-type="string">
            <text:p>Work State</text:p>
          </table:table-cell>
          <table:table-cell table:style-name="ce13" office:value-type="string">
            <text:p>Work PostalCode</text:p>
          </table:table-cell>
          <table:table-cell table:style-name="ce13" office:value-type="string">
            <text:p>Work Country</text:p>
          </table:table-cell>
          <table:table-cell table:style-name="ce13" office:value-type="string">
            <text:p>Work Phone</text:p>
          </table:table-cell>
          <table:table-cell table:style-name="ce13" office:value-type="string">
            <text:p>Work Fax</text:p>
          </table:table-cell>
          <table:table-cell table:style-name="ce13" office:value-type="string">
            <text:p>Home Address1</text:p>
          </table:table-cell>
          <table:table-cell table:style-name="ce13" office:value-type="string">
            <text:p>Home City</text:p>
          </table:table-cell>
          <table:table-cell table:style-name="ce13" office:value-type="string">
            <text:p>Home State</text:p>
          </table:table-cell>
          <table:table-cell table:style-name="ce13" office:value-type="string">
            <text:p>Home PostalCode</text:p>
          </table:table-cell>
          <table:table-cell table:style-name="ce20" office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B8]);LEFT([.C8]))" office:value-type="string" office:string-value="BJ">
            <text:p>BJ</text:p>
          </table:table-cell>
          <table:table-cell table:style-name="ce16" office:value-type="date" office:date-value="1959-01-01">
            <text:p>1959-01-01</text:p>
          </table:table-cell>
          <table:table-cell table:style-name="ce14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8" office:value-type="string">
            <text:p>grpEng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F8];&quot;@&quot;;[.$L$2])" office:value-type="string" office:string-value="bjenks@">
            <text:p>bjenks@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B9]);LEFT([.C9]))" office:value-type="string" office:string-value="BS">
            <text:p>BS</text:p>
          </table:table-cell>
          <table:table-cell table:style-name="ce16" office:value-type="date" office:date-value="1939-02-01">
            <text:p>1939-02-01</text:p>
          </table:table-cell>
          <table:table-cell table:style-name="ce14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F9];&quot;@&quot;;[.$L$2])" office:value-type="string" office:string-value="bswift@">
            <text:p>bswift@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B10]);LEFT([.C10]))" office:value-type="string" office:string-value="BA">
            <text:p>BA</text:p>
          </table:table-cell>
          <table:table-cell table:style-name="ce16" office:value-type="date" office:date-value="1959-03-01">
            <text:p>1959-03-01</text:p>
          </table:table-cell>
          <table:table-cell table:style-name="ce14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8" office:value-type="string">
            <text:p>grpEng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F10];&quot;@&quot;;[.$L$2])" office:value-type="string" office:string-value="barmstrong@">
            <text:p>barmstrong@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B11]);LEFT([.C11]))" office:value-type="string" office:string-value="FM">
            <text:p>FM</text:p>
          </table:table-cell>
          <table:table-cell table:style-name="ce16" office:value-type="date" office:date-value="1959-04-01">
            <text:p>1959-04-01</text:p>
          </table:table-cell>
          <table:table-cell table:style-name="ce14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8" office:value-type="string">
            <text:p>grpEng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F11];&quot;@&quot;;[.$L$2])" office:value-type="string" office:string-value="fmason@">
            <text:p>fmason@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B12]);LEFT([.C12]))" office:value-type="string" office:string-value="GJ">
            <text:p>GJ</text:p>
          </table:table-cell>
          <table:table-cell table:style-name="ce16" office:value-type="date" office:date-value="1959-05-01">
            <text:p>1959-05-01</text:p>
          </table:table-cell>
          <table:table-cell table:style-name="ce14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3">
            <text:p>3</text:p>
          </table:table-cell>
          <table:table-cell table:style-name="ce18" office:value-type="string">
            <text:p>grpMfgBuild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F12];&quot;@&quot;;[.$L$2])" office:value-type="string" office:string-value="gjackson@">
            <text:p>gjackson@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B13]);LEFT([.C13]))" office:value-type="string" office:string-value="HB">
            <text:p>HB</text:p>
          </table:table-cell>
          <table:table-cell table:style-name="ce16" office:value-type="date" office:date-value="1959-06-01">
            <text:p>1959-06-01</text:p>
          </table:table-cell>
          <table:table-cell table:style-name="ce14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F13];&quot;@&quot;;[.$L$2])" office:value-type="string" office:string-value="hbaldwin@">
            <text:p>hbaldwin@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B14]);LEFT([.C14]))" office:value-type="string" office:string-value="HR">
            <text:p>HR</text:p>
          </table:table-cell>
          <table:table-cell table:style-name="ce16" office:value-type="date" office:date-value="1959-07-01">
            <text:p>1959-07-01</text:p>
          </table:table-cell>
          <table:table-cell table:style-name="ce14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8" office:value-type="string">
            <text:p>grpFinance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F14];&quot;@&quot;;[.$L$2])" office:value-type="string" office:string-value="hrandall@">
            <text:p>hrandall@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B15]);LEFT([.C15]))" office:value-type="string" office:string-value="JW">
            <text:p>JW</text:p>
          </table:table-cell>
          <table:table-cell table:style-name="ce16" office:value-type="date" office:date-value="1959-08-01">
            <text:p>1959-08-01</text:p>
          </table:table-cell>
          <table:table-cell table:style-name="ce14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5">
            <text:p>5</text:p>
          </table:table-cell>
          <table:table-cell table:style-name="ce18" office:value-type="string">
            <text:p>grpSales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F15];&quot;@&quot;;[.$L$2])" office:value-type="string" office:string-value="jwood@">
            <text:p>jwood@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B16]);LEFT([.C16]))" office:value-type="string" office:string-value="JP">
            <text:p>JP</text:p>
          </table:table-cell>
          <table:table-cell table:style-name="ce16" office:value-type="date" office:date-value="1959-09-01">
            <text:p>1959-09-01</text:p>
          </table:table-cell>
          <table:table-cell table:style-name="ce14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F16];&quot;@&quot;;[.$L$2])" office:value-type="string" office:string-value="jperiod@">
            <text:p>jperiod@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B17]);LEFT([.C17]))" office:value-type="string" office:string-value="JH">
            <text:p>JH</text:p>
          </table:table-cell>
          <table:table-cell table:style-name="ce16" office:value-type="date" office:date-value="1959-10-01">
            <text:p>1959-10-01</text:p>
          </table:table-cell>
          <table:table-cell table:style-name="ce14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8" office:value-type="string">
            <text:p>grpPurchRcv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F17];&quot;@&quot;;[.$L$2])" office:value-type="string" office:string-value="jhaddon@">
            <text:p>jhaddon@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B18]);LEFT([.C18]))" office:value-type="string" office:string-value="JM">
            <text:p>JM</text:p>
          </table:table-cell>
          <table:table-cell table:style-name="ce16" office:value-type="date" office:date-value="1959-11-01">
            <text:p>1959-11-01</text:p>
          </table:table-cell>
          <table:table-cell table:style-name="ce14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8" office:value-type="string">
            <text:p>grpFinance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F18];&quot;@&quot;;[.$L$2])" office:value-type="string" office:string-value="jmorse@">
            <text:p>jmorse@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B19]);LEFT([.C19]))" office:value-type="string" office:string-value="JS">
            <text:p>JS</text:p>
          </table:table-cell>
          <table:table-cell table:style-name="ce16" office:value-type="date" office:date-value="1959-12-01">
            <text:p>1959-12-01</text:p>
          </table:table-cell>
          <table:table-cell table:style-name="ce14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F19];&quot;@&quot;;[.$L$2])" office:value-type="string" office:string-value="jsharp@">
            <text:p>jsharp@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B20]);LEFT([.C20]))" office:value-type="string" office:string-value="MB">
            <text:p>MB</text:p>
          </table:table-cell>
          <table:table-cell table:style-name="ce16" office:value-type="date" office:date-value="1935-01-01">
            <text:p>1935-01-01</text:p>
          </table:table-cell>
          <table:table-cell table:style-name="ce14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F20];&quot;@&quot;;[.$L$2])" office:value-type="string" office:string-value="mbaggert@">
            <text:p>mbaggert@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B21]);LEFT([.C21]))" office:value-type="string" office:string-value="MN">
            <text:p>MN</text:p>
          </table:table-cell>
          <table:table-cell table:style-name="ce16" office:value-type="date" office:date-value="1965-03-14">
            <text:p>1965-03-14</text:p>
          </table:table-cell>
          <table:table-cell table:style-name="ce14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Sysadmin</text:p>
          </table:table-cell>
          <table:table-cell office:value-type="float" office:value="0">
            <text:p>0</text:p>
          </table:table-cell>
          <table:table-cell table:style-name="ce18" office:value-type="string">
            <text:p>PVAdmin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F21];&quot;@&quot;;[.$L$2])" office:value-type="string" office:string-value="mnestor@">
            <text:p>mnestor@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B22]);LEFT([.C22]))" office:value-type="string" office:string-value="MB">
            <text:p>MB</text:p>
          </table:table-cell>
          <table:table-cell table:style-name="ce16" office:value-type="date" office:date-value="1960-03-01">
            <text:p>1960-03-01</text:p>
          </table:table-cell>
          <table:table-cell table:style-name="ce14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8" office:value-type="string">
            <text:p>grpEng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F22];&quot;@&quot;;[.$L$2])" office:value-type="string" office:string-value="mblair@">
            <text:p>mblair@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B23]);LEFT([.C23]))" office:value-type="string" office:string-value="MD">
            <text:p>MD</text:p>
          </table:table-cell>
          <table:table-cell table:style-name="ce16" office:value-type="date" office:date-value="1960-04-01">
            <text:p>1960-04-01</text:p>
          </table:table-cell>
          <table:table-cell table:style-name="ce14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7">
            <text:p>7</text:p>
          </table:table-cell>
          <table:table-cell table:style-name="ce18" office:value-type="string">
            <text:p>grpRelCtrl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F23];&quot;@&quot;;[.$L$2])" office:value-type="string" office:string-value="mdelazes@">
            <text:p>mdelazes@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B24]);LEFT([.C24]))" office:value-type="string" office:string-value="NN">
            <text:p>NN</text:p>
          </table:table-cell>
          <table:table-cell table:style-name="ce16" office:value-type="date" office:date-value="1960-05-01">
            <text:p>1960-05-01</text:p>
          </table:table-cell>
          <table:table-cell table:style-name="ce14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F24];&quot;@&quot;;[.$L$2])" office:value-type="string" office:string-value="nnewton@">
            <text:p>nnewton@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B25]);LEFT([.C25]))" office:value-type="string" office:string-value="RS">
            <text:p>RS</text:p>
          </table:table-cell>
          <table:table-cell table:style-name="ce16" office:value-type="date" office:date-value="1937-06-01">
            <text:p>1937-06-01</text:p>
          </table:table-cell>
          <table:table-cell table:style-name="ce14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F25];&quot;@&quot;;[.$L$2])" office:value-type="string" office:string-value="rsampson@">
            <text:p>rsampson@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B26]);LEFT([.C26]))" office:value-type="string" office:string-value="SM">
            <text:p>SM</text:p>
          </table:table-cell>
          <table:table-cell table:style-name="ce16" office:value-type="date" office:date-value="1960-07-01">
            <text:p>1960-07-01</text:p>
          </table:table-cell>
          <table:table-cell table:style-name="ce14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8" office:value-type="string">
            <text:p>grpPurchRcv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F26];&quot;@&quot;;[.$L$2])" office:value-type="string" office:string-value="smalloy@">
            <text:p>smalloy@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B27]);LEFT([.C27]))" office:value-type="string" office:string-value="TS">
            <text:p>TS</text:p>
          </table:table-cell>
          <table:table-cell table:style-name="ce16" office:value-type="date" office:date-value="1959-11-25">
            <text:p>1959-11-25</text:p>
          </table:table-cell>
          <table:table-cell table:style-name="ce14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F27];&quot;@&quot;;[.$L$2])" office:value-type="string" office:string-value="tswift@">
            <text:p>tswift@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B28]);LEFT([.C28]))" office:value-type="string" office:string-value="WD">
            <text:p>WD</text:p>
          </table:table-cell>
          <table:table-cell table:style-name="ce16" office:value-type="date" office:date-value="1960-09-01">
            <text:p>1960-09-01</text:p>
          </table:table-cell>
          <table:table-cell table:style-name="ce14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F28];&quot;@&quot;;[.$L$2])" office:value-type="string" office:string-value="wdamon@">
            <text:p>wdamon@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5" office:value-type="string">
            <text:p>William</text:p>
          </table:table-cell>
          <table:table-cell table:style-name="ce13" office:value-type="string">
            <text:p>Crawford</text:p>
          </table:table-cell>
          <table:table-cell table:style-name="ce13" table:formula="of:=CONCATENATE(LEFT([.B29]);LEFT([.C29]))" office:value-type="string" office:string-value="WC">
            <text:p>WC</text:p>
          </table:table-cell>
          <table:table-cell table:style-name="ce17" office:value-type="date" office:date-value="1960-10-01">
            <text:p>1960-10-01</text:p>
          </table:table-cell>
          <table:table-cell table:style-name="ce15" office:value-type="string">
            <text:p>wcrawford</text:p>
          </table:table-cell>
          <table:table-cell table:style-name="ce13" office:value-type="string">
            <text:p>appleton</text:p>
          </table:table-cell>
          <table:table-cell table:style-name="ce13" office:value-type="string">
            <text:p>{SSHA}cAvUmw90CDKPDmPlym92Ym/GGDEdgvWU</text:p>
          </table:table-cell>
          <table:table-cell table:style-name="ce13" office:value-type="string">
            <text:p>Manager</text:p>
          </table:table-cell>
          <table:table-cell table:style-name="ce13" office:value-type="float" office:value="1">
            <text:p>1</text:p>
          </table:table-cell>
          <table:table-cell table:style-name="ce20" office:value-type="string">
            <text:p>grpView</text:p>
          </table:table-cell>
          <table:table-cell table:style-name="ce15" office:value-type="string">
            <text:p>Swift Construction Company</text:p>
          </table:table-cell>
          <table:table-cell table:style-name="ce13" office:value-type="string">
            <text:p>Director, Legal</text:p>
          </table:table-cell>
          <table:table-cell table:style-name="ce21" table:formula="of:=CONCATENATE([.F29];&quot;@&quot;;[.$L$2])" office:value-type="string" office:string-value="wcrawford@">
            <text:p>wcrawford@</text:p>
          </table:table-cell>
          <table:table-cell table:style-name="ce13" office:value-type="string">
            <text:p>Management 11</text:p>
          </table:table-cell>
          <table:table-cell table:style-name="ce13" office:value-type="string">
            <text:p>Legal</text:p>
          </table:table-cell>
          <table:table-cell table:style-name="ce13" office:value-type="string">
            <text:p>Manager</text:p>
          </table:table-cell>
          <table:table-cell table:style-name="ce13" office:value-type="string">
            <text:p>Barton Swift</text:p>
          </table:table-cell>
          <table:table-cell table:style-name="ce13" office:value-type="string">
            <text:p>1 Swift Way</text:p>
          </table:table-cell>
          <table:table-cell table:style-name="ce13" office:value-type="string">
            <text:p>Shopton</text:p>
          </table:table-cell>
          <table:table-cell table:style-name="ce13" office:value-type="string">
            <text:p>NY</text:p>
          </table:table-cell>
          <table:table-cell table:style-name="ce13" office:value-type="float" office:value="13054">
            <text:p>13054</text:p>
          </table:table-cell>
          <table:table-cell table:style-name="ce13" office:value-type="string">
            <text:p>USA</text:p>
          </table:table-cell>
          <table:table-cell table:style-name="ce13" office:value-type="string">
            <text:p>1-315-123-4567</text:p>
          </table:table-cell>
          <table:table-cell table:style-name="ce20" office:value-type="string">
            <text:p>1-315-123-4568</text:p>
          </table:table-cell>
          <table:table-cell table:style-name="ce15" office:value-type="string">
            <text:p>#22 - 2 Swift Way</text:p>
          </table:table-cell>
          <table:table-cell table:style-name="ce13" office:value-type="string">
            <text:p>Shopton</text:p>
          </table:table-cell>
          <table:table-cell table:style-name="ce13" office:value-type="string">
            <text:p>NY</text:p>
          </table:table-cell>
          <table:table-cell table:style-name="ce13" office:value-type="float" office:value="13054">
            <text:p>13054</text:p>
          </table:table-cell>
          <table:table-cell table:style-name="ce20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6"/>
          <table:table-cell/>
          <table:table-cell/>
          <table:table-cell/>
          <table:table-cell table:number-columns-repeated="248"/>
        </table:table-row>
        <table:table-row table:style-name="ro1">
          <table:table-cell table:number-columns-repeated="6"/>
          <table:table-cell/>
          <table:table-cell/>
          <table:table-cell/>
          <table:table-cell table:number-columns-repeated="248"/>
        </table:table-row>
        <table:table-row table:style-name="ro1" table:number-rows-repeated="1048544">
          <table:table-cell table:number-columns-repeated="257"/>
        </table:table-row>
        <table:table-row table:style-name="ro1">
          <table:table-cell table:number-columns-repeated="257"/>
        </table:table-row>
        <table:named-expressions/>
      </table:table>
      <table:table table:name="sys-freebsd" table:style-name="ta2">
        <office:forms form:automatic-focus="false" form:apply-design-mode="false"/>
        <table:table-column table:style-name="co31" table:number-columns-repeated="6" table:default-cell-style-name="Default"/>
        <table:table-column table:style-name="co32" table:default-cell-style-name="Default"/>
        <table:table-column table:style-name="co31" table:number-columns-repeated="3" table:default-cell-style-name="Default"/>
        <table:table-column table:style-name="co33" table:default-cell-style-name="Default"/>
        <table:table-row table:style-name="ro2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2">
          <table:table-cell table:formula="of:=[$master.F8]" office:value-type="string" office:string-value="bjenks">
            <text:p>bjenks</text:p>
          </table:table-cell>
          <table:table-cell table:number-columns-repeated="5"/>
          <table:table-cell table:formula="of:=CONCATENATE([$master.B8];&quot; &quot;;[$master.C8];&quot;, &quot;;[$master.M8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2">
          <table:table-cell table:formula="of:=[$master.F9]" office:value-type="string" office:string-value="bswift">
            <text:p>bswift</text:p>
          </table:table-cell>
          <table:table-cell table:number-columns-repeated="5"/>
          <table:table-cell table:formula="of:=CONCATENATE([$master.B9];&quot; &quot;;[$master.C9];&quot;, &quot;;[$master.M9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2">
          <table:table-cell table:formula="of:=[$master.F10]" office:value-type="string" office:string-value="barmstrong">
            <text:p>barmstrong</text:p>
          </table:table-cell>
          <table:table-cell table:number-columns-repeated="5"/>
          <table:table-cell table:formula="of:=CONCATENATE([$master.B10];&quot; &quot;;[$master.C10];&quot;, &quot;;[$master.M10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2">
          <table:table-cell table:formula="of:=[$master.F11]" office:value-type="string" office:string-value="fmason">
            <text:p>fmason</text:p>
          </table:table-cell>
          <table:table-cell table:number-columns-repeated="5"/>
          <table:table-cell table:formula="of:=CONCATENATE([$master.B11];&quot; &quot;;[$master.C11];&quot;, &quot;;[$master.M11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2">
          <table:table-cell table:formula="of:=[$master.F12]" office:value-type="string" office:string-value="gjackson">
            <text:p>gjackson</text:p>
          </table:table-cell>
          <table:table-cell table:number-columns-repeated="5"/>
          <table:table-cell table:formula="of:=CONCATENATE([$master.B12];&quot; &quot;;[$master.C12];&quot;, &quot;;[$master.M12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2">
          <table:table-cell table:formula="of:=[$master.F13]" office:value-type="string" office:string-value="hbaldwin">
            <text:p>hbaldwin</text:p>
          </table:table-cell>
          <table:table-cell table:number-columns-repeated="5"/>
          <table:table-cell table:formula="of:=CONCATENATE([$master.B13];&quot; &quot;;[$master.C13];&quot;, &quot;;[$master.M13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2">
          <table:table-cell table:formula="of:=[$master.F14]" office:value-type="string" office:string-value="hrandall">
            <text:p>hrandall</text:p>
          </table:table-cell>
          <table:table-cell table:number-columns-repeated="5"/>
          <table:table-cell table:formula="of:=CONCATENATE([$master.B14];&quot; &quot;;[$master.C14];&quot;, &quot;;[$master.M14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2">
          <table:table-cell table:formula="of:=[$master.F15]" office:value-type="string" office:string-value="jwood">
            <text:p>jwood</text:p>
          </table:table-cell>
          <table:table-cell table:number-columns-repeated="5"/>
          <table:table-cell table:formula="of:=CONCATENATE([$master.B15];&quot; &quot;;[$master.C15];&quot;, &quot;;[$master.M15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2">
          <table:table-cell table:formula="of:=[$master.F16]" office:value-type="string" office:string-value="jperiod">
            <text:p>jperiod</text:p>
          </table:table-cell>
          <table:table-cell table:number-columns-repeated="5"/>
          <table:table-cell table:formula="of:=CONCATENATE([$master.B16];&quot; &quot;;[$master.C16];&quot;, &quot;;[$master.M16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2">
          <table:table-cell table:formula="of:=[$master.F17]" office:value-type="string" office:string-value="jhaddon">
            <text:p>jhaddon</text:p>
          </table:table-cell>
          <table:table-cell table:number-columns-repeated="5"/>
          <table:table-cell table:formula="of:=CONCATENATE([$master.B17];&quot; &quot;;[$master.C17];&quot;, &quot;;[$master.M17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2">
          <table:table-cell table:formula="of:=[$master.F18]" office:value-type="string" office:string-value="jmorse">
            <text:p>jmorse</text:p>
          </table:table-cell>
          <table:table-cell table:number-columns-repeated="5"/>
          <table:table-cell table:formula="of:=CONCATENATE([$master.B18];&quot; &quot;;[$master.C18];&quot;, &quot;;[$master.M18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2">
          <table:table-cell table:formula="of:=[$master.F19]" office:value-type="string" office:string-value="jsharp">
            <text:p>jsharp</text:p>
          </table:table-cell>
          <table:table-cell table:number-columns-repeated="5"/>
          <table:table-cell table:formula="of:=CONCATENATE([$master.B19];&quot; &quot;;[$master.C19];&quot;, &quot;;[$master.M19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2">
          <table:table-cell table:formula="of:=[$master.F20]" office:value-type="string" office:string-value="mbaggert">
            <text:p>mbaggert</text:p>
          </table:table-cell>
          <table:table-cell table:number-columns-repeated="5"/>
          <table:table-cell table:formula="of:=CONCATENATE([$master.B20];&quot; &quot;;[$master.C20];&quot;, &quot;;[$master.M20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2">
          <table:table-cell table:formula="of:=[$master.F21]" office:value-type="string" office:string-value="mnestor">
            <text:p>mnestor</text:p>
          </table:table-cell>
          <table:table-cell table:number-columns-repeated="5"/>
          <table:table-cell table:formula="of:=CONCATENATE([$master.B21];&quot; &quot;;[$master.C21];&quot;, &quot;;[$master.M21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2">
          <table:table-cell table:formula="of:=[$master.F22]" office:value-type="string" office:string-value="mblair">
            <text:p>mblair</text:p>
          </table:table-cell>
          <table:table-cell table:number-columns-repeated="5"/>
          <table:table-cell table:formula="of:=CONCATENATE([$master.B22];&quot; &quot;;[$master.C22];&quot;, &quot;;[$master.M22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2">
          <table:table-cell table:formula="of:=[$master.F23]" office:value-type="string" office:string-value="mdelazes">
            <text:p>mdelazes</text:p>
          </table:table-cell>
          <table:table-cell table:number-columns-repeated="5"/>
          <table:table-cell table:formula="of:=CONCATENATE([$master.B23];&quot; &quot;;[$master.C23];&quot;, &quot;;[$master.M23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2">
          <table:table-cell table:formula="of:=[$master.F24]" office:value-type="string" office:string-value="nnewton">
            <text:p>nnewton</text:p>
          </table:table-cell>
          <table:table-cell table:number-columns-repeated="5"/>
          <table:table-cell table:formula="of:=CONCATENATE([$master.B24];&quot; &quot;;[$master.C24];&quot;, &quot;;[$master.M24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2">
          <table:table-cell table:formula="of:=[$master.F25]" office:value-type="string" office:string-value="rsampson">
            <text:p>rsampson</text:p>
          </table:table-cell>
          <table:table-cell table:number-columns-repeated="5"/>
          <table:table-cell table:formula="of:=CONCATENATE([$master.B25];&quot; &quot;;[$master.C25];&quot;, &quot;;[$master.M25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2">
          <table:table-cell table:formula="of:=[$master.F26]" office:value-type="string" office:string-value="smalloy">
            <text:p>smalloy</text:p>
          </table:table-cell>
          <table:table-cell table:number-columns-repeated="5"/>
          <table:table-cell table:formula="of:=CONCATENATE([$master.B26];&quot; &quot;;[$master.C26];&quot;, &quot;;[$master.M26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2">
          <table:table-cell table:formula="of:=[$master.F27]" office:value-type="string" office:string-value="tswift">
            <text:p>tswift</text:p>
          </table:table-cell>
          <table:table-cell table:number-columns-repeated="5"/>
          <table:table-cell table:formula="of:=CONCATENATE([$master.B27];&quot; &quot;;[$master.C27];&quot;, &quot;;[$master.M27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2">
          <table:table-cell table:formula="of:=[$master.F28]" office:value-type="string" office:string-value="wdamon">
            <text:p>wdamon</text:p>
          </table:table-cell>
          <table:table-cell table:number-columns-repeated="5"/>
          <table:table-cell table:formula="of:=CONCATENATE([$master.B28];&quot; &quot;;[$master.C28];&quot;, &quot;;[$master.M28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2">
          <table:table-cell table:formula="of:=[$master.F29]" office:value-type="string" office:string-value="wcrawford">
            <text:p>wcrawford</text:p>
          </table:table-cell>
          <table:table-cell table:number-columns-repeated="5"/>
          <table:table-cell table:formula="of:=CONCATENATE([$master.B29];&quot; &quot;;[$master.C29];&quot;, &quot;;[$master.M29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ys-centos-adduser" table:style-name="ta2" table:print="false">
        <office:forms form:automatic-focus="false" form:apply-design-mode="false"/>
        <table:table-column table:style-name="co34" table:default-cell-style-name="ce24"/>
        <table:table-column table:style-name="co30" table:number-columns-repeated="1020" table:default-cell-style-name="ce24"/>
        <table:table-row table:style-name="ro1">
          <table:table-cell table:style-name="ce23" office:value-type="string">
            <text:p>#!/bin/sh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 Add system users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 - create account, set password, send welcome email 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 - run as root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</text:p>
          </table:table-cell>
          <table:table-cell table:number-columns-repeated="1020"/>
        </table:table-row>
        <table:table-row table:style-name="ro1">
          <table:table-cell table:style-name="ce23"/>
          <table:table-cell table:number-columns-repeated="1020"/>
        </table:table-row>
        <table:table-row table:style-name="ro1">
          <table:table-cell table:formula="of:=CONCATENATE(&quot;adduser &quot;;[$master.F8];&quot; -c &quot;&quot;&quot;;[$master.B8];&quot; &quot;;[$master.C8];&quot;&quot;&quot;&quot;;&quot; ; &quot;;&quot;echo &quot;;[$master.F8];&quot;:&quot;;[$master.G8];&quot; | chpasswd ; mail &quot;;[$master.F8];&quot;@whizzer.local &lt; ./setup_adduser_msg.txt&quot;)" office:value-type="string" office:string-value="adduser bjenks -c &quot;Barcoe Jenks&quot; ; echo bjenks:appleton | chpasswd ; mail bjenks@whizzer.local &lt; ./setup_adduser_msg.txt">
            <text:p>adduser bjenks -c "Barcoe Jenks" ; echo bjenks:appleton | chpasswd ; mail bjenks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9];&quot; -c &quot;&quot;&quot;;[$master.B9];&quot; &quot;;[$master.C9];&quot;&quot;&quot;&quot;;&quot; ; &quot;;&quot;echo &quot;;[$master.F9];&quot;:&quot;;[$master.G9];&quot; | chpasswd ; mail &quot;;[$master.F9];&quot;@whizzer.local &lt; ./setup_adduser_msg.txt&quot;)" office:value-type="string" office:string-value="adduser bswift -c &quot;Barton Swift&quot; ; echo bswift:appleton | chpasswd ; mail bswift@whizzer.local &lt; ./setup_adduser_msg.txt">
            <text:p>adduser bswift -c "Barton Swift" ; echo bswift:appleton | chpasswd ; mail bswif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0];&quot; -c &quot;&quot;&quot;;[$master.B10];&quot; &quot;;[$master.C10];&quot;&quot;&quot;&quot;;&quot; ; &quot;;&quot;echo &quot;;[$master.F10];&quot;:&quot;;[$master.G10];&quot; | chpasswd ; mail &quot;;[$master.F10];&quot;@whizzer.local &lt; ./setup_adduser_msg.txt&quot;)" office:value-type="string" office:string-value="adduser barmstrong -c &quot;Bub Armstrong&quot; ; echo barmstrong:appleton | chpasswd ; mail barmstrong@whizzer.local &lt; ./setup_adduser_msg.txt">
            <text:p>adduser barmstrong -c "Bub Armstrong" ; echo barmstrong:appleton | chpasswd ; mail barmstrong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1];&quot; -c &quot;&quot;&quot;;[$master.B11];&quot; &quot;;[$master.C11];&quot;&quot;&quot;&quot;;&quot; ; &quot;;&quot;echo &quot;;[$master.F11];&quot;:&quot;;[$master.G11];&quot; | chpasswd ; mail &quot;;[$master.F11];&quot;@whizzer.local &lt; ./setup_adduser_msg.txt&quot;)" office:value-type="string" office:string-value="adduser fmason -c &quot;Frank Mason&quot; ; echo fmason:appleton | chpasswd ; mail fmason@whizzer.local &lt; ./setup_adduser_msg.txt">
            <text:p>adduser fmason -c "Frank Mason" ; echo fmason:appleton | chpasswd ; mail fma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2];&quot; -c &quot;&quot;&quot;;[$master.B12];&quot; &quot;;[$master.C12];&quot;&quot;&quot;&quot;;&quot; ; &quot;;&quot;echo &quot;;[$master.F12];&quot;:&quot;;[$master.G12];&quot; | chpasswd ; mail &quot;;[$master.F12];&quot;@whizzer.local &lt; ./setup_adduser_msg.txt&quot;)" office:value-type="string" office:string-value="adduser gjackson -c &quot;Garret Jackson&quot; ; echo gjackson:appleton | chpasswd ; mail gjackson@whizzer.local &lt; ./setup_adduser_msg.txt">
            <text:p>adduser gjackson -c "Garret Jackson" ; echo gjackson:appleton | chpasswd ; mail gjack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3];&quot; -c &quot;&quot;&quot;;[$master.B13];&quot; &quot;;[$master.C13];&quot;&quot;&quot;&quot;;&quot; ; &quot;;&quot;echo &quot;;[$master.F13];&quot;:&quot;;[$master.G13];&quot; | chpasswd ; mail &quot;;[$master.F13];&quot;@whizzer.local &lt; ./setup_adduser_msg.txt&quot;)" office:value-type="string" office:string-value="adduser hbaldwin -c &quot;Hank Baldwin&quot; ; echo hbaldwin:appleton | chpasswd ; mail hbaldwin@whizzer.local &lt; ./setup_adduser_msg.txt">
            <text:p>adduser hbaldwin -c "Hank Baldwin" ; echo hbaldwin:appleton | chpasswd ; mail hbaldwi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4];&quot; -c &quot;&quot;&quot;;[$master.B14];&quot; &quot;;[$master.C14];&quot;&quot;&quot;&quot;;&quot; ; &quot;;&quot;echo &quot;;[$master.F14];&quot;:&quot;;[$master.G14];&quot; | chpasswd ; mail &quot;;[$master.F14];&quot;@whizzer.local &lt; ./setup_adduser_msg.txt&quot;)" office:value-type="string" office:string-value="adduser hrandall -c &quot;Helen Randall&quot; ; echo hrandall:appleton | chpasswd ; mail hrandall@whizzer.local &lt; ./setup_adduser_msg.txt">
            <text:p>adduser hrandall -c "Helen Randall" ; echo hrandall:appleton | chpasswd ; mail hrandall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5];&quot; -c &quot;&quot;&quot;;[$master.B15];&quot; &quot;;[$master.C15];&quot;&quot;&quot;&quot;;&quot; ; &quot;;&quot;echo &quot;;[$master.F15];&quot;:&quot;;[$master.G15];&quot; | chpasswd ; mail &quot;;[$master.F15];&quot;@whizzer.local &lt; ./setup_adduser_msg.txt&quot;)" office:value-type="string" office:string-value="adduser jwood -c &quot;Jacab Wood&quot; ; echo jwood:appleton | chpasswd ; mail jwood@whizzer.local &lt; ./setup_adduser_msg.txt">
            <text:p>adduser jwood -c "Jacab Wood" ; echo jwood:appleton | chpasswd ; mail jwood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6];&quot; -c &quot;&quot;&quot;;[$master.B16];&quot; &quot;;[$master.C16];&quot;&quot;&quot;&quot;;&quot; ; &quot;;&quot;echo &quot;;[$master.F16];&quot;:&quot;;[$master.G16];&quot; | chpasswd ; mail &quot;;[$master.F16];&quot;@whizzer.local &lt; ./setup_adduser_msg.txt&quot;)" office:value-type="string" office:string-value="adduser jperiod -c &quot;James Period&quot; ; echo jperiod:appleton | chpasswd ; mail jperiod@whizzer.local &lt; ./setup_adduser_msg.txt">
            <text:p>adduser jperiod -c "James Period" ; echo jperiod:appleton | chpasswd ; mail jperiod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7];&quot; -c &quot;&quot;&quot;;[$master.B17];&quot; &quot;;[$master.C17];&quot;&quot;&quot;&quot;;&quot; ; &quot;;&quot;echo &quot;;[$master.F17];&quot;:&quot;;[$master.G17];&quot; | chpasswd ; mail &quot;;[$master.F17];&quot;@whizzer.local &lt; ./setup_adduser_msg.txt&quot;)" office:value-type="string" office:string-value="adduser jhaddon -c &quot;Jennie Haddon&quot; ; echo jhaddon:appleton | chpasswd ; mail jhaddon@whizzer.local &lt; ./setup_adduser_msg.txt">
            <text:p>adduser jhaddon -c "Jennie Haddon" ; echo jhaddon:appleton | chpasswd ; mail jhadd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8];&quot; -c &quot;&quot;&quot;;[$master.B18];&quot; &quot;;[$master.C18];&quot;&quot;&quot;&quot;;&quot; ; &quot;;&quot;echo &quot;;[$master.F18];&quot;:&quot;;[$master.G18];&quot; | chpasswd ; mail &quot;;[$master.F18];&quot;@whizzer.local &lt; ./setup_adduser_msg.txt&quot;)" office:value-type="string" office:string-value="adduser jmorse -c &quot;Jennie Morse&quot; ; echo jmorse:appleton | chpasswd ; mail jmorse@whizzer.local &lt; ./setup_adduser_msg.txt">
            <text:p>adduser jmorse -c "Jennie Morse" ; echo jmorse:appleton | chpasswd ; mail jmorse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9];&quot; -c &quot;&quot;&quot;;[$master.B19];&quot; &quot;;[$master.C19];&quot;&quot;&quot;&quot;;&quot; ; &quot;;&quot;echo &quot;;[$master.F19];&quot;:&quot;;[$master.G19];&quot; | chpasswd ; mail &quot;;[$master.F19];&quot;@whizzer.local &lt; ./setup_adduser_msg.txt&quot;)" office:value-type="string" office:string-value="adduser jsharp -c &quot;John Sharp&quot; ; echo jsharp:appleton | chpasswd ; mail jsharp@whizzer.local &lt; ./setup_adduser_msg.txt">
            <text:p>adduser jsharp -c "John Sharp" ; echo jsharp:appleton | chpasswd ; mail jsharp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0];&quot; -c &quot;&quot;&quot;;[$master.B20];&quot; &quot;;[$master.C20];&quot;&quot;&quot;&quot;;&quot; ; &quot;;&quot;echo &quot;;[$master.F20];&quot;:&quot;;[$master.G20];&quot; | chpasswd ; mail &quot;;[$master.F20];&quot;@whizzer.local &lt; ./setup_adduser_msg.txt&quot;)" office:value-type="string" office:string-value="adduser mbaggert -c &quot;Martha Baggert&quot; ; echo mbaggert:appleton | chpasswd ; mail mbaggert@whizzer.local &lt; ./setup_adduser_msg.txt">
            <text:p>adduser mbaggert -c "Martha Baggert" ; echo mbaggert:appleton | chpasswd ; mail mbagger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1];&quot; -c &quot;&quot;&quot;;[$master.B21];&quot; &quot;;[$master.C21];&quot;&quot;&quot;&quot;;&quot; ; &quot;;&quot;echo &quot;;[$master.F21];&quot;:&quot;;[$master.G21];&quot; | chpasswd ; mail &quot;;[$master.F21];&quot;@whizzer.local &lt; ./setup_adduser_msg.txt&quot;)" office:value-type="string" office:string-value="adduser mnestor -c &quot;Mary Nestor&quot; ; echo mnestor:appleton | chpasswd ; mail mnestor@whizzer.local &lt; ./setup_adduser_msg.txt">
            <text:p>adduser mnestor -c "Mary Nestor" ; echo mnestor:appleton | chpasswd ; mail mnestor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2];&quot; -c &quot;&quot;&quot;;[$master.B22];&quot; &quot;;[$master.C22];&quot;&quot;&quot;&quot;;&quot; ; &quot;;&quot;echo &quot;;[$master.F22];&quot;:&quot;;[$master.G22];&quot; | chpasswd ; mail &quot;;[$master.F22];&quot;@whizzer.local &lt; ./setup_adduser_msg.txt&quot;)" office:value-type="string" office:string-value="adduser mblair -c &quot;Minnie Blair&quot; ; echo mblair:appleton | chpasswd ; mail mblair@whizzer.local &lt; ./setup_adduser_msg.txt">
            <text:p>adduser mblair -c "Minnie Blair" ; echo mblair:appleton | chpasswd ; mail mblair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3];&quot; -c &quot;&quot;&quot;;[$master.B23];&quot; &quot;;[$master.C23];&quot;&quot;&quot;&quot;;&quot; ; &quot;;&quot;echo &quot;;[$master.F23];&quot;:&quot;;[$master.G23];&quot; | chpasswd ; mail &quot;;[$master.F23];&quot;@whizzer.local &lt; ./setup_adduser_msg.txt&quot;)" office:value-type="string" office:string-value="adduser mdelazes -c &quot;Miquel DeLazes&quot; ; echo mdelazes:appleton | chpasswd ; mail mdelazes@whizzer.local &lt; ./setup_adduser_msg.txt">
            <text:p>adduser mdelazes -c "Miquel DeLazes" ; echo mdelazes:appleton | chpasswd ; mail mdelazes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4];&quot; -c &quot;&quot;&quot;;[$master.B24];&quot; &quot;;[$master.C24];&quot;&quot;&quot;&quot;;&quot; ; &quot;;&quot;echo &quot;;[$master.F24];&quot;:&quot;;[$master.G24];&quot; | chpasswd ; mail &quot;;[$master.F24];&quot;@whizzer.local &lt; ./setup_adduser_msg.txt&quot;)" office:value-type="string" office:string-value="adduser nnewton -c &quot;Ned Newton&quot; ; echo nnewton:appleton | chpasswd ; mail nnewton@whizzer.local &lt; ./setup_adduser_msg.txt">
            <text:p>adduser nnewton -c "Ned Newton" ; echo nnewton:appleton | chpasswd ; mail nnewt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5];&quot; -c &quot;&quot;&quot;;[$master.B25];&quot; &quot;;[$master.C25];&quot;&quot;&quot;&quot;;&quot; ; &quot;;&quot;echo &quot;;[$master.F25];&quot;:&quot;;[$master.G25];&quot; | chpasswd ; mail &quot;;[$master.F25];&quot;@whizzer.local &lt; ./setup_adduser_msg.txt&quot;)" office:value-type="string" office:string-value="adduser rsampson -c &quot;Rad Sampson&quot; ; echo rsampson:appleton | chpasswd ; mail rsampson@whizzer.local &lt; ./setup_adduser_msg.txt">
            <text:p>adduser rsampson -c "Rad Sampson" ; echo rsampson:appleton | chpasswd ; mail rsamp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6];&quot; -c &quot;&quot;&quot;;[$master.B26];&quot; &quot;;[$master.C26];&quot;&quot;&quot;&quot;;&quot; ; &quot;;&quot;echo &quot;;[$master.F26];&quot;:&quot;;[$master.G26];&quot; | chpasswd ; mail &quot;;[$master.F26];&quot;@whizzer.local &lt; ./setup_adduser_msg.txt&quot;)" office:value-type="string" office:string-value="adduser smalloy -c &quot;Sarah Malloy&quot; ; echo smalloy:appleton | chpasswd ; mail smalloy@whizzer.local &lt; ./setup_adduser_msg.txt">
            <text:p>adduser smalloy -c "Sarah Malloy" ; echo smalloy:appleton | chpasswd ; mail smalloy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7];&quot; -c &quot;&quot;&quot;;[$master.B27];&quot; &quot;;[$master.C27];&quot;&quot;&quot;&quot;;&quot; ; &quot;;&quot;echo &quot;;[$master.F27];&quot;:&quot;;[$master.G27];&quot; | chpasswd ; mail &quot;;[$master.F27];&quot;@whizzer.local &lt; ./setup_adduser_msg.txt&quot;)" office:value-type="string" office:string-value="adduser tswift -c &quot;Tom Swift&quot; ; echo tswift:appleton | chpasswd ; mail tswift@whizzer.local &lt; ./setup_adduser_msg.txt">
            <text:p>adduser tswift -c "Tom Swift" ; echo tswift:appleton | chpasswd ; mail tswif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8];&quot; -c &quot;&quot;&quot;;[$master.B28];&quot; &quot;;[$master.C28];&quot;&quot;&quot;&quot;;&quot; ; &quot;;&quot;echo &quot;;[$master.F28];&quot;:&quot;;[$master.G28];&quot; | chpasswd ; mail &quot;;[$master.F28];&quot;@whizzer.local &lt; ./setup_adduser_msg.txt&quot;)" office:value-type="string" office:string-value="adduser wdamon -c &quot;Wakefield Damon&quot; ; echo wdamon:appleton | chpasswd ; mail wdamon@whizzer.local &lt; ./setup_adduser_msg.txt">
            <text:p>adduser wdamon -c "Wakefield Damon" ; echo wdamon:appleton | chpasswd ; mail wdam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9];&quot; -c &quot;&quot;&quot;;[$master.B29];&quot; &quot;;[$master.C29];&quot;&quot;&quot;&quot;;&quot; ; &quot;;&quot;echo &quot;;[$master.F29];&quot;:&quot;;[$master.G29];&quot; | chpasswd ; mail &quot;;[$master.F29];&quot;@whizzer.local &lt; ./setup_adduser_msg.txt&quot;)" office:value-type="string" office:string-value="adduser wcrawford -c &quot;William Crawford&quot; ; echo wcrawford:appleton | chpasswd ; mail wcrawford@whizzer.local &lt; ./setup_adduser_msg.txt">
            <text:p>adduser wcrawford -c "William Crawford" ; echo wcrawford:appleton | chpasswd ; mail wcrawford@whizzer.local &lt; ./setup_adduser_msg.txt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1"/>
        </table:table-row>
        <table:table-row table:style-name="ro1">
          <table:table-cell table:number-columns-repeated="1021"/>
        </table:table-row>
        <table:named-expressions/>
      </table:table>
      <table:table table:name="sys-centos-rmuser" table:style-name="ta2" table:print="false">
        <office:forms form:automatic-focus="false" form:apply-design-mode="false"/>
        <table:table-column table:style-name="co76" table:default-cell-style-name="ce24"/>
        <table:table-column table:style-name="co30" table:number-columns-repeated="1023" table:default-cell-style-name="ce35"/>
        <table:table-row table:style-name="ro5">
          <table:table-cell table:style-name="ce23" office:value-type="string">
            <text:p>#!/bin/sh</text:p>
          </table:table-cell>
          <table:table-cell table:number-columns-repeated="1023"/>
        </table:table-row>
        <table:table-row table:style-name="ro5">
          <table:table-cell table:style-name="ce23" office:value-type="string">
            <text:p>#</text:p>
          </table:table-cell>
          <table:table-cell table:number-columns-repeated="1023"/>
        </table:table-row>
        <table:table-row table:style-name="ro5">
          <table:table-cell table:style-name="ce23" office:value-type="string">
            <text:p>#</text:p>
          </table:table-cell>
          <table:table-cell table:number-columns-repeated="1023"/>
        </table:table-row>
        <table:table-row table:style-name="ro5">
          <table:table-cell table:style-name="ce23" office:value-type="string">
            <text:p># Delete system users</text:p>
          </table:table-cell>
          <table:table-cell table:number-columns-repeated="1023"/>
        </table:table-row>
        <table:table-row table:style-name="ro5">
          <table:table-cell table:style-name="ce23" office:value-type="string">
            <text:p>#</text:p>
          </table:table-cell>
          <table:table-cell table:number-columns-repeated="1023"/>
        </table:table-row>
        <table:table-row table:style-name="ro5">
          <table:table-cell table:style-name="ce23" office:value-type="string">
            <text:p># - run as root</text:p>
          </table:table-cell>
          <table:table-cell table:number-columns-repeated="1023"/>
        </table:table-row>
        <table:table-row table:style-name="ro5">
          <table:table-cell table:style-name="ce23" office:value-type="string">
            <text:p>#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formula="of:=CONCATENATE(&quot;userdel -r &quot;;[$master.F8])" office:value-type="string" office:string-value="userdel -r bjenks">
            <text:p>userdel -r bjenks</text:p>
          </table:table-cell>
          <table:table-cell table:number-columns-repeated="1023"/>
        </table:table-row>
        <table:table-row table:style-name="ro5">
          <table:table-cell table:formula="of:=CONCATENATE(&quot;userdel -r &quot;;[$master.F9])" office:value-type="string" office:string-value="userdel -r bswift">
            <text:p>userdel -r bswift</text:p>
          </table:table-cell>
          <table:table-cell table:number-columns-repeated="1023"/>
        </table:table-row>
        <table:table-row table:style-name="ro5">
          <table:table-cell table:formula="of:=CONCATENATE(&quot;userdel -r &quot;;[$master.F10])" office:value-type="string" office:string-value="userdel -r barmstrong">
            <text:p>userdel -r barmstrong</text:p>
          </table:table-cell>
          <table:table-cell table:number-columns-repeated="1023"/>
        </table:table-row>
        <table:table-row table:style-name="ro5">
          <table:table-cell table:formula="of:=CONCATENATE(&quot;userdel -r &quot;;[$master.F11])" office:value-type="string" office:string-value="userdel -r fmason">
            <text:p>userdel -r fmason</text:p>
          </table:table-cell>
          <table:table-cell table:number-columns-repeated="1023"/>
        </table:table-row>
        <table:table-row table:style-name="ro5">
          <table:table-cell table:formula="of:=CONCATENATE(&quot;userdel -r &quot;;[$master.F12])" office:value-type="string" office:string-value="userdel -r gjackson">
            <text:p>userdel -r gjackson</text:p>
          </table:table-cell>
          <table:table-cell table:number-columns-repeated="1023"/>
        </table:table-row>
        <table:table-row table:style-name="ro5">
          <table:table-cell table:formula="of:=CONCATENATE(&quot;userdel -r &quot;;[$master.F13])" office:value-type="string" office:string-value="userdel -r hbaldwin">
            <text:p>userdel -r hbaldwin</text:p>
          </table:table-cell>
          <table:table-cell table:number-columns-repeated="1023"/>
        </table:table-row>
        <table:table-row table:style-name="ro5">
          <table:table-cell table:formula="of:=CONCATENATE(&quot;userdel -r &quot;;[$master.F14])" office:value-type="string" office:string-value="userdel -r hrandall">
            <text:p>userdel -r hrandall</text:p>
          </table:table-cell>
          <table:table-cell table:number-columns-repeated="1023"/>
        </table:table-row>
        <table:table-row table:style-name="ro5">
          <table:table-cell table:formula="of:=CONCATENATE(&quot;userdel -r &quot;;[$master.F15])" office:value-type="string" office:string-value="userdel -r jwood">
            <text:p>userdel -r jwood</text:p>
          </table:table-cell>
          <table:table-cell table:number-columns-repeated="1023"/>
        </table:table-row>
        <table:table-row table:style-name="ro5">
          <table:table-cell table:formula="of:=CONCATENATE(&quot;userdel -r &quot;;[$master.F16])" office:value-type="string" office:string-value="userdel -r jperiod">
            <text:p>userdel -r jperiod</text:p>
          </table:table-cell>
          <table:table-cell table:number-columns-repeated="1023"/>
        </table:table-row>
        <table:table-row table:style-name="ro5">
          <table:table-cell table:formula="of:=CONCATENATE(&quot;userdel -r &quot;;[$master.F17])" office:value-type="string" office:string-value="userdel -r jhaddon">
            <text:p>userdel -r jhaddon</text:p>
          </table:table-cell>
          <table:table-cell table:number-columns-repeated="1023"/>
        </table:table-row>
        <table:table-row table:style-name="ro5">
          <table:table-cell table:formula="of:=CONCATENATE(&quot;userdel -r &quot;;[$master.F18])" office:value-type="string" office:string-value="userdel -r jmorse">
            <text:p>userdel -r jmorse</text:p>
          </table:table-cell>
          <table:table-cell table:number-columns-repeated="1023"/>
        </table:table-row>
        <table:table-row table:style-name="ro5">
          <table:table-cell table:formula="of:=CONCATENATE(&quot;userdel -r &quot;;[$master.F19])" office:value-type="string" office:string-value="userdel -r jsharp">
            <text:p>userdel -r jsharp</text:p>
          </table:table-cell>
          <table:table-cell table:number-columns-repeated="1023"/>
        </table:table-row>
        <table:table-row table:style-name="ro5">
          <table:table-cell table:formula="of:=CONCATENATE(&quot;userdel -r &quot;;[$master.F20])" office:value-type="string" office:string-value="userdel -r mbaggert">
            <text:p>userdel -r mbaggert</text:p>
          </table:table-cell>
          <table:table-cell table:number-columns-repeated="1023"/>
        </table:table-row>
        <table:table-row table:style-name="ro5">
          <table:table-cell table:formula="of:=CONCATENATE(&quot;userdel -r &quot;;[$master.F21])" office:value-type="string" office:string-value="userdel -r mnestor">
            <text:p>userdel -r mnestor</text:p>
          </table:table-cell>
          <table:table-cell table:number-columns-repeated="1023"/>
        </table:table-row>
        <table:table-row table:style-name="ro5">
          <table:table-cell table:formula="of:=CONCATENATE(&quot;userdel -r &quot;;[$master.F22])" office:value-type="string" office:string-value="userdel -r mblair">
            <text:p>userdel -r mblair</text:p>
          </table:table-cell>
          <table:table-cell table:number-columns-repeated="1023"/>
        </table:table-row>
        <table:table-row table:style-name="ro5">
          <table:table-cell table:formula="of:=CONCATENATE(&quot;userdel -r &quot;;[$master.F23])" office:value-type="string" office:string-value="userdel -r mdelazes">
            <text:p>userdel -r mdelazes</text:p>
          </table:table-cell>
          <table:table-cell table:number-columns-repeated="1023"/>
        </table:table-row>
        <table:table-row table:style-name="ro5">
          <table:table-cell table:formula="of:=CONCATENATE(&quot;userdel -r &quot;;[$master.F24])" office:value-type="string" office:string-value="userdel -r nnewton">
            <text:p>userdel -r nnewton</text:p>
          </table:table-cell>
          <table:table-cell table:number-columns-repeated="1023"/>
        </table:table-row>
        <table:table-row table:style-name="ro5">
          <table:table-cell table:formula="of:=CONCATENATE(&quot;userdel -r &quot;;[$master.F25])" office:value-type="string" office:string-value="userdel -r rsampson">
            <text:p>userdel -r rsampson</text:p>
          </table:table-cell>
          <table:table-cell table:number-columns-repeated="1023"/>
        </table:table-row>
        <table:table-row table:style-name="ro5">
          <table:table-cell table:formula="of:=CONCATENATE(&quot;userdel -r &quot;;[$master.F26])" office:value-type="string" office:string-value="userdel -r smalloy">
            <text:p>userdel -r smalloy</text:p>
          </table:table-cell>
          <table:table-cell table:number-columns-repeated="1023"/>
        </table:table-row>
        <table:table-row table:style-name="ro5">
          <table:table-cell table:formula="of:=CONCATENATE(&quot;userdel -r &quot;;[$master.F27])" office:value-type="string" office:string-value="userdel -r tswift">
            <text:p>userdel -r tswift</text:p>
          </table:table-cell>
          <table:table-cell table:number-columns-repeated="1023"/>
        </table:table-row>
        <table:table-row table:style-name="ro5">
          <table:table-cell table:formula="of:=CONCATENATE(&quot;userdel -r &quot;;[$master.F28])" office:value-type="string" office:string-value="userdel -r wdamon">
            <text:p>userdel -r wdamon</text:p>
          </table:table-cell>
          <table:table-cell table:number-columns-repeated="1023"/>
        </table:table-row>
        <table:table-row table:style-name="ro5">
          <table:table-cell table:formula="of:=CONCATENATE(&quot;userdel -r &quot;;[$master.F29])" office:value-type="string" office:string-value="userdel -r wcrawford">
            <text:p>userdel -r wcrawford</text:p>
          </table:table-cell>
          <table:table-cell table:number-columns-repeated="1023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pv" table:style-name="ta2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13" table:default-cell-style-name="Default"/>
        <table:table-row table:style-name="ro1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Permission Group</text:p>
          </table:table-cell>
          <table:table-cell office:value-type="string">
            <office:annotation draw:style-name="gr2" draw:text-style-name="P2" svg:width="1.1413in" svg:height="0.7626in" svg:x="5.7201in" svg:y="0in" draw:caption-point-x="-0.2606in" draw:caption-point-y="0.0043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K8]" office:value-type="string" office:string-value="grpEng">
            <text:p>grpEng</text:p>
          </table:table-cell>
          <table:table-cell table:formula="of:=[$master.M8]" office:value-type="string" office:string-value="Electronics Engineer">
            <text:p>Electronics Engineer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K9]" office:value-type="string" office:string-value="grpView">
            <text:p>grpView</text:p>
          </table:table-cell>
          <table:table-cell table:formula="of:=[$master.M9]" office:value-type="string" office:string-value="President">
            <text:p>President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K10]" office:value-type="string" office:string-value="grpEng">
            <text:p>grpEng</text:p>
          </table:table-cell>
          <table:table-cell table:formula="of:=[$master.M10]" office:value-type="string" office:string-value="Mechanical Engineer">
            <text:p>Mechanical Engineer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K11]" office:value-type="string" office:string-value="grpEng">
            <text:p>grpEng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K12]" office:value-type="string" office:string-value="grpMfgBuild">
            <text:p>grpMfgBuild</text:p>
          </table:table-cell>
          <table:table-cell table:formula="of:=[$master.M12]" office:value-type="string" office:string-value="Production Planner">
            <text:p>Production Planner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K13]" office:value-type="string" office:string-value="grpView">
            <text:p>grpView</text:p>
          </table:table-cell>
          <table:table-cell table:formula="of:=[$master.M13]" office:value-type="string" office:string-value="Lead Hand">
            <text:p>Lead Hand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K14]" office:value-type="string" office:string-value="grpFinance">
            <text:p>grpFinance</text:p>
          </table:table-cell>
          <table:table-cell table:formula="of:=[$master.M14]" office:value-type="string" office:string-value="AP Clerk">
            <text:p>AP Clerk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K15]" office:value-type="string" office:string-value="grpSales">
            <text:p>grpSales</text:p>
          </table:table-cell>
          <table:table-cell table:formula="of:=[$master.M15]" office:value-type="string" office:string-value="Sales Agent">
            <text:p>Sales Agent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K16]" office:value-type="string" office:string-value="grpView">
            <text:p>grpView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K17]" office:value-type="string" office:string-value="grpPurchRcv">
            <text:p>grpPurchRcv</text:p>
          </table:table-cell>
          <table:table-cell table:formula="of:=[$master.M17]" office:value-type="string" office:string-value="Buyer">
            <text:p>Buyer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K18]" office:value-type="string" office:string-value="grpFinance">
            <text:p>grpFinance</text:p>
          </table:table-cell>
          <table:table-cell table:formula="of:=[$master.M18]" office:value-type="string" office:string-value="AR Clerk">
            <text:p>AR Clerk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K19]" office:value-type="string" office:string-value="grpView">
            <text:p>grpView</text:p>
          </table:table-cell>
          <table:table-cell table:formula="of:=[$master.M19]" office:value-type="string" office:string-value="Director, Prod Mgmt">
            <text:p>Director, Prod Mgmt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K20]" office:value-type="string" office:string-value="grpView">
            <text:p>grpView</text:p>
          </table:table-cell>
          <table:table-cell table:formula="of:=[$master.M20]" office:value-type="string" office:string-value="Director, Human Resources">
            <text:p>Director, Human Resources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K21]" office:value-type="string" office:string-value="PVAdmin">
            <text:p>PVAdmin</text:p>
          </table:table-cell>
          <table:table-cell table:formula="of:=[$master.M21]" office:value-type="string" office:string-value="Director, MIS-IT">
            <text:p>Director, MIS-IT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K22]" office:value-type="string" office:string-value="grpEng">
            <text:p>grpEng</text:p>
          </table:table-cell>
          <table:table-cell table:formula="of:=[$master.M22]" office:value-type="string" office:string-value="Software Engineer">
            <text:p>Software Engineer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K23]" office:value-type="string" office:string-value="grpRelCtrl">
            <text:p>grpRelCtrl</text:p>
          </table:table-cell>
          <table:table-cell table:formula="of:=[$master.M23]" office:value-type="string" office:string-value="Director, Manufacturing">
            <text:p>Director, Manufacturing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K24]" office:value-type="string" office:string-value="grpView">
            <text:p>grpView</text:p>
          </table:table-cell>
          <table:table-cell table:formula="of:=[$master.M24]" office:value-type="string" office:string-value="Chief Financial Officer">
            <text:p>Chief Financial Officer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K25]" office:value-type="string" office:string-value="grpView">
            <text:p>grpView</text:p>
          </table:table-cell>
          <table:table-cell table:formula="of:=[$master.M25]" office:value-type="string" office:string-value="Director, Quality">
            <text:p>Director, Quality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K26]" office:value-type="string" office:string-value="grpPurchRcv">
            <text:p>grpPurchRcv</text:p>
          </table:table-cell>
          <table:table-cell table:formula="of:=[$master.M26]" office:value-type="string" office:string-value="Receiver">
            <text:p>Receiver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K27]" office:value-type="string" office:string-value="grpView">
            <text:p>grpView</text:p>
          </table:table-cell>
          <table:table-cell table:formula="of:=[$master.M27]" office:value-type="string" office:string-value="Director, Engineering">
            <text:p>Director, Engineering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K28]" office:value-type="string" office:string-value="grpView">
            <text:p>grpView</text:p>
          </table:table-cell>
          <table:table-cell table:formula="of:=[$master.M28]" office:value-type="string" office:string-value="Technical Writer">
            <text:p>Technical Writer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K29]" office:value-type="string" office:string-value="grpView">
            <text:p>grpView</text:p>
          </table:table-cell>
          <table:table-cell table:formula="of:=[$master.M29]" office:value-type="string" office:string-value="Director, Legal">
            <text:p>Director, Legal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achievo" table:style-name="ta2">
        <table:table-column table:style-name="co36" table:default-cell-style-name="Default"/>
        <table:table-column table:style-name="co3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8" table:default-cell-style-name="Default"/>
        <table:table-row table:style-name="ro2">
          <table:table-cell office:value-type="string">
            <text:p>User-id</text:p>
          </table:table-cell>
          <table:table-cell office:value-type="string">
            <text:p>Lastname</text:p>
          </table:table-cell>
          <table:table-cell office:value-type="string">
            <text:p>Firstname</text:p>
          </table:table-cell>
          <table:table-cell office:value-type="string">
            <text:p>Phonenumber</text:p>
          </table:table-cell>
          <table:table-cell office:value-type="string">
            <text:p>Email</text:p>
          </table:table-cell>
          <table:table-cell office:value-type="string">
            <text:p>Initials</text:p>
          </table:table-cell>
          <table:table-cell office:value-type="string">
            <text:p>Address</text:p>
          </table:table-cell>
          <table:table-cell office:value-type="string">
            <text:p>Zipcode</text:p>
          </table:table-cell>
          <table:table-cell office:value-type="string">
            <text:p>City</text:p>
          </table:table-cell>
          <table:table-cell office:value-type="string">
            <text:p>State/Province</text:p>
          </table:table-cell>
          <table:table-cell office:value-type="string">
            <text:p>Country</text:p>
          </table:table-cell>
          <table:table-cell office:value-type="string">
            <text:p>Job Title</text:p>
          </table:table-cell>
          <table:table-cell office:value-type="string">
            <text:p>Date of Birth</text:p>
          </table:table-cell>
          <table:table-cell office:value-type="string">
            <text:p>Department</text:p>
          </table:table-cell>
          <table:table-cell office:value-type="string">
            <text:p>Employer</text:p>
          </table:table-cell>
          <table:table-cell office:value-type="string">
            <text:p>Supervisor</text:p>
          </table:table-cell>
          <table:table-cell office:value-type="string">
            <text:p>Function Level</text:p>
          </table:table-cell>
          <table:table-cell office:value-type="string">
            <text:p>Security Profile</text:p>
          </table:table-cell>
          <table:table-cell office:value-type="string">
            <text:p>Password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">
            <text:p>bjenks@</text:p>
          </table:table-cell>
          <table:table-cell table:style-name="ce26" table:formula="of:=CONCATENATE(LEFT([.C2];1);LEFT([.B2];1))" office:value-type="string" office:string-value="BJ">
            <text:p>BJ</text:p>
          </table:table-cell>
          <table:table-cell table:formula="of:=[$master.Z8]" office:value-type="string" office:string-value="#1 - 2 Swift Way">
            <text:p>#1 - 2 Swift Way</text:p>
          </table:table-cell>
          <table:table-cell table:formula="of:=[$master.AC8]" office:value-type="float" office:value="13054">
            <text:p>13054</text:p>
          </table:table-cell>
          <table:table-cell table:formula="of:=[$master.AA8]" office:value-type="string" office:string-value="Shopton">
            <text:p>Shopton</text:p>
          </table:table-cell>
          <table:table-cell table:formula="of:=[$master.AB8]" office:value-type="string" office:string-value="NY">
            <text:p>NY</text:p>
          </table:table-cell>
          <table:table-cell table:formula="of:=[$master.AD8]" office:value-type="string" office:string-value="USA">
            <text:p>USA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style-name="ce27" table:formula="of:=[$master.E8]" office:value-type="date" office:date-value="1959-01-01">
            <text:p>1959-01-01</text:p>
          </table:table-cell>
          <table:table-cell table:formula="of:=[$master.P8]" office:value-type="string" office:string-value="Engineering">
            <text:p>Engineering</text:p>
          </table:table-cell>
          <table:table-cell table:formula="of:=[$master.L8]" office:value-type="string" office:string-value="Swift Construction Company">
            <text:p>Swift Construction Company</text:p>
          </table:table-cell>
          <table:table-cell table:formula="of:=[$master.R8]" office:value-type="string" office:string-value="Tom Swift">
            <text:p>Tom Swift</text:p>
          </table:table-cell>
          <table:table-cell table:formula="of:=[$master.O8]" office:value-type="string" office:string-value="Professional Technical 08">
            <text:p>Professional Technical 08</text:p>
          </table:table-cell>
          <table:table-cell table:formula="of:=[$master.I8]" office:value-type="string" office:string-value="Team Member">
            <text:p>Team Member</text:p>
          </table:table-cell>
          <table:table-cell table:formula="of:=[$master.G8]" office:value-type="string" office:string-value="appleton">
            <text:p>appleton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">
            <text:p>bswift@</text:p>
          </table:table-cell>
          <table:table-cell table:style-name="ce26" table:formula="of:=CONCATENATE(LEFT([.C3];1);LEFT([.B3];1))" office:value-type="string" office:string-value="BS">
            <text:p>BS</text:p>
          </table:table-cell>
          <table:table-cell table:formula="of:=[$master.Z9]" office:value-type="string" office:string-value="#2 - 2 Swift Way">
            <text:p>#2 - 2 Swift Way</text:p>
          </table:table-cell>
          <table:table-cell table:formula="of:=[$master.AC9]" office:value-type="float" office:value="13054">
            <text:p>13054</text:p>
          </table:table-cell>
          <table:table-cell table:formula="of:=[$master.AA9]" office:value-type="string" office:string-value="Shopton">
            <text:p>Shopton</text:p>
          </table:table-cell>
          <table:table-cell table:formula="of:=[$master.AB9]" office:value-type="string" office:string-value="NY">
            <text:p>NY</text:p>
          </table:table-cell>
          <table:table-cell table:formula="of:=[$master.AD9]" office:value-type="string" office:string-value="USA">
            <text:p>USA</text:p>
          </table:table-cell>
          <table:table-cell table:formula="of:=[$master.M9]" office:value-type="string" office:string-value="President">
            <text:p>President</text:p>
          </table:table-cell>
          <table:table-cell table:style-name="ce27" table:formula="of:=[$master.E9]" office:value-type="date" office:date-value="1939-02-01">
            <text:p>1939-02-01</text:p>
          </table:table-cell>
          <table:table-cell table:formula="of:=[$master.P9]" office:value-type="string" office:string-value="Management">
            <text:p>Management</text:p>
          </table:table-cell>
          <table:table-cell table:formula="of:=[$master.L9]" office:value-type="string" office:string-value="Swift Construction Company">
            <text:p>Swift Construction Company</text:p>
          </table:table-cell>
          <table:table-cell/>
          <table:table-cell table:formula="of:=[$master.O9]" office:value-type="string" office:string-value="Management 13">
            <text:p>Management 13</text:p>
          </table:table-cell>
          <table:table-cell table:formula="of:=[$master.I9]" office:value-type="string" office:string-value="Manager">
            <text:p>Manager</text:p>
          </table:table-cell>
          <table:table-cell table:formula="of:=[$master.G9]" office:value-type="string" office:string-value="appleton">
            <text:p>appleton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">
            <text:p>barmstrong@</text:p>
          </table:table-cell>
          <table:table-cell table:style-name="ce26" table:formula="of:=CONCATENATE(LEFT([.C4];1);LEFT([.B4];1))" office:value-type="string" office:string-value="BA">
            <text:p>BA</text:p>
          </table:table-cell>
          <table:table-cell table:formula="of:=[$master.Z10]" office:value-type="string" office:string-value="#3 - 2 Swift Way">
            <text:p>#3 - 2 Swift Way</text:p>
          </table:table-cell>
          <table:table-cell table:formula="of:=[$master.AC10]" office:value-type="float" office:value="13054">
            <text:p>13054</text:p>
          </table:table-cell>
          <table:table-cell table:formula="of:=[$master.AA10]" office:value-type="string" office:string-value="Shopton">
            <text:p>Shopton</text:p>
          </table:table-cell>
          <table:table-cell table:formula="of:=[$master.AB10]" office:value-type="string" office:string-value="NY">
            <text:p>NY</text:p>
          </table:table-cell>
          <table:table-cell table:formula="of:=[$master.AD10]" office:value-type="string" office:string-value="USA">
            <text:p>USA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style-name="ce27" table:formula="of:=[$master.E10]" office:value-type="date" office:date-value="1959-03-01">
            <text:p>1959-03-01</text:p>
          </table:table-cell>
          <table:table-cell table:formula="of:=[$master.P10]" office:value-type="string" office:string-value="Engineering">
            <text:p>Engineering</text:p>
          </table:table-cell>
          <table:table-cell table:formula="of:=[$master.L10]" office:value-type="string" office:string-value="Swift Construction Company">
            <text:p>Swift Construction Company</text:p>
          </table:table-cell>
          <table:table-cell table:formula="of:=[$master.R10]" office:value-type="string" office:string-value="Tom Swift">
            <text:p>Tom Swift</text:p>
          </table:table-cell>
          <table:table-cell table:formula="of:=[$master.O10]" office:value-type="string" office:string-value="Professional Technical 09">
            <text:p>Professional Technical 09</text:p>
          </table:table-cell>
          <table:table-cell table:formula="of:=[$master.I10]" office:value-type="string" office:string-value="Team Member">
            <text:p>Team Member</text:p>
          </table:table-cell>
          <table:table-cell table:formula="of:=[$master.G10]" office:value-type="string" office:string-value="appleton">
            <text:p>appleton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">
            <text:p>fmason@</text:p>
          </table:table-cell>
          <table:table-cell table:style-name="ce26" table:formula="of:=CONCATENATE(LEFT([.C5];1);LEFT([.B5];1))" office:value-type="string" office:string-value="FM">
            <text:p>FM</text:p>
          </table:table-cell>
          <table:table-cell table:formula="of:=[$master.Z11]" office:value-type="string" office:string-value="#4 - 2 Swift Way">
            <text:p>#4 - 2 Swift Way</text:p>
          </table:table-cell>
          <table:table-cell table:formula="of:=[$master.AC11]" office:value-type="float" office:value="13054">
            <text:p>13054</text:p>
          </table:table-cell>
          <table:table-cell table:formula="of:=[$master.AA11]" office:value-type="string" office:string-value="Shopton">
            <text:p>Shopton</text:p>
          </table:table-cell>
          <table:table-cell table:formula="of:=[$master.AB11]" office:value-type="string" office:string-value="NY">
            <text:p>NY</text:p>
          </table:table-cell>
          <table:table-cell table:formula="of:=[$master.AD11]" office:value-type="string" office:string-value="USA">
            <text:p>USA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style-name="ce27" table:formula="of:=[$master.E11]" office:value-type="date" office:date-value="1959-04-01">
            <text:p>1959-04-01</text:p>
          </table:table-cell>
          <table:table-cell table:formula="of:=[$master.P11]" office:value-type="string" office:string-value="Engineering">
            <text:p>Engineering</text:p>
          </table:table-cell>
          <table:table-cell table:formula="of:=[$master.L11]" office:value-type="string" office:string-value="Swift Construction Company">
            <text:p>Swift Construction Company</text:p>
          </table:table-cell>
          <table:table-cell table:formula="of:=[$master.R11]" office:value-type="string" office:string-value="Tom Swift">
            <text:p>Tom Swift</text:p>
          </table:table-cell>
          <table:table-cell table:formula="of:=[$master.O11]" office:value-type="string" office:string-value="Professional Technical 09">
            <text:p>Professional Technical 09</text:p>
          </table:table-cell>
          <table:table-cell table:formula="of:=[$master.I11]" office:value-type="string" office:string-value="Team Member">
            <text:p>Team Member</text:p>
          </table:table-cell>
          <table:table-cell table:formula="of:=[$master.G11]" office:value-type="string" office:string-value="appleton">
            <text:p>appleton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">
            <text:p>gjackson@</text:p>
          </table:table-cell>
          <table:table-cell table:style-name="ce26" table:formula="of:=CONCATENATE(LEFT([.C6];1);LEFT([.B6];1))" office:value-type="string" office:string-value="GJ">
            <text:p>GJ</text:p>
          </table:table-cell>
          <table:table-cell table:formula="of:=[$master.Z12]" office:value-type="string" office:string-value="#5 - 2 Swift Way">
            <text:p>#5 - 2 Swift Way</text:p>
          </table:table-cell>
          <table:table-cell table:formula="of:=[$master.AC12]" office:value-type="float" office:value="13054">
            <text:p>13054</text:p>
          </table:table-cell>
          <table:table-cell table:formula="of:=[$master.AA12]" office:value-type="string" office:string-value="Shopton">
            <text:p>Shopton</text:p>
          </table:table-cell>
          <table:table-cell table:formula="of:=[$master.AB12]" office:value-type="string" office:string-value="NY">
            <text:p>NY</text:p>
          </table:table-cell>
          <table:table-cell table:formula="of:=[$master.AD12]" office:value-type="string" office:string-value="USA">
            <text:p>USA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style-name="ce27" table:formula="of:=[$master.E12]" office:value-type="date" office:date-value="1959-05-01">
            <text:p>1959-05-01</text:p>
          </table:table-cell>
          <table:table-cell table:formula="of:=[$master.P12]" office:value-type="string" office:string-value="Manufacturing">
            <text:p>Manufacturing</text:p>
          </table:table-cell>
          <table:table-cell table:formula="of:=[$master.L12]" office:value-type="string" office:string-value="Swift Construction Company">
            <text:p>Swift Construction Company</text:p>
          </table:table-cell>
          <table:table-cell table:formula="of:=[$master.R12]" office:value-type="string" office:string-value="Miguel DeLazes">
            <text:p>Miguel DeLazes</text:p>
          </table:table-cell>
          <table:table-cell table:formula="of:=[$master.O12]" office:value-type="string" office:string-value="Management 06">
            <text:p>Management 06</text:p>
          </table:table-cell>
          <table:table-cell table:formula="of:=[$master.I12]" office:value-type="string" office:string-value="Team Member">
            <text:p>Team Member</text:p>
          </table:table-cell>
          <table:table-cell table:formula="of:=[$master.G12]" office:value-type="string" office:string-value="appleton">
            <text:p>appleton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">
            <text:p>hbaldwin@</text:p>
          </table:table-cell>
          <table:table-cell table:style-name="ce26" table:formula="of:=CONCATENATE(LEFT([.C7];1);LEFT([.B7];1))" office:value-type="string" office:string-value="HB">
            <text:p>HB</text:p>
          </table:table-cell>
          <table:table-cell table:formula="of:=[$master.Z13]" office:value-type="string" office:string-value="#6 - 2 Swift Way">
            <text:p>#6 - 2 Swift Way</text:p>
          </table:table-cell>
          <table:table-cell table:formula="of:=[$master.AC13]" office:value-type="float" office:value="13054">
            <text:p>13054</text:p>
          </table:table-cell>
          <table:table-cell table:formula="of:=[$master.AA13]" office:value-type="string" office:string-value="Shopton">
            <text:p>Shopton</text:p>
          </table:table-cell>
          <table:table-cell table:formula="of:=[$master.AB13]" office:value-type="string" office:string-value="NY">
            <text:p>NY</text:p>
          </table:table-cell>
          <table:table-cell table:formula="of:=[$master.AD13]" office:value-type="string" office:string-value="USA">
            <text:p>USA</text:p>
          </table:table-cell>
          <table:table-cell table:formula="of:=[$master.M13]" office:value-type="string" office:string-value="Lead Hand">
            <text:p>Lead Hand</text:p>
          </table:table-cell>
          <table:table-cell table:style-name="ce27" table:formula="of:=[$master.E13]" office:value-type="date" office:date-value="1959-06-01">
            <text:p>1959-06-01</text:p>
          </table:table-cell>
          <table:table-cell table:formula="of:=[$master.P13]" office:value-type="string" office:string-value="Manufacturing">
            <text:p>Manufacturing</text:p>
          </table:table-cell>
          <table:table-cell table:formula="of:=[$master.L13]" office:value-type="string" office:string-value="Swift Construction Company">
            <text:p>Swift Construction Company</text:p>
          </table:table-cell>
          <table:table-cell table:formula="of:=[$master.R13]" office:value-type="string" office:string-value="Miguel DeLazes">
            <text:p>Miguel DeLazes</text:p>
          </table:table-cell>
          <table:table-cell table:formula="of:=[$master.O13]" office:value-type="string" office:string-value="Production 05">
            <text:p>Production 05</text:p>
          </table:table-cell>
          <table:table-cell table:formula="of:=[$master.I13]" office:value-type="string" office:string-value="Team Member">
            <text:p>Team Member</text:p>
          </table:table-cell>
          <table:table-cell table:formula="of:=[$master.G13]" office:value-type="string" office:string-value="appleton">
            <text:p>appleton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">
            <text:p>hrandall@</text:p>
          </table:table-cell>
          <table:table-cell table:style-name="ce26" table:formula="of:=CONCATENATE(LEFT([.C8];1);LEFT([.B8];1))" office:value-type="string" office:string-value="HR">
            <text:p>HR</text:p>
          </table:table-cell>
          <table:table-cell table:formula="of:=[$master.Z14]" office:value-type="string" office:string-value="#7 - 2 Swift Way">
            <text:p>#7 - 2 Swift Way</text:p>
          </table:table-cell>
          <table:table-cell table:formula="of:=[$master.AC14]" office:value-type="float" office:value="13054">
            <text:p>13054</text:p>
          </table:table-cell>
          <table:table-cell table:formula="of:=[$master.AA14]" office:value-type="string" office:string-value="Shopton">
            <text:p>Shopton</text:p>
          </table:table-cell>
          <table:table-cell table:formula="of:=[$master.AB14]" office:value-type="string" office:string-value="NY">
            <text:p>NY</text:p>
          </table:table-cell>
          <table:table-cell table:formula="of:=[$master.AD14]" office:value-type="string" office:string-value="USA">
            <text:p>USA</text:p>
          </table:table-cell>
          <table:table-cell table:formula="of:=[$master.M14]" office:value-type="string" office:string-value="AP Clerk">
            <text:p>AP Clerk</text:p>
          </table:table-cell>
          <table:table-cell table:style-name="ce27" table:formula="of:=[$master.E14]" office:value-type="date" office:date-value="1959-07-01">
            <text:p>1959-07-01</text:p>
          </table:table-cell>
          <table:table-cell table:formula="of:=[$master.P14]" office:value-type="string" office:string-value="Finance">
            <text:p>Finance</text:p>
          </table:table-cell>
          <table:table-cell table:formula="of:=[$master.L14]" office:value-type="string" office:string-value="Swift Construction Company">
            <text:p>Swift Construction Company</text:p>
          </table:table-cell>
          <table:table-cell table:formula="of:=[$master.R14]" office:value-type="string" office:string-value="Ned Newton">
            <text:p>Ned Newton</text:p>
          </table:table-cell>
          <table:table-cell table:formula="of:=[$master.O14]" office:value-type="string" office:string-value="Clerical 02">
            <text:p>Clerical 02</text:p>
          </table:table-cell>
          <table:table-cell table:formula="of:=[$master.I14]" office:value-type="string" office:string-value="Team Member">
            <text:p>Team Member</text:p>
          </table:table-cell>
          <table:table-cell table:formula="of:=[$master.G14]" office:value-type="string" office:string-value="appleton">
            <text:p>appleton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">
            <text:p>jwood@</text:p>
          </table:table-cell>
          <table:table-cell table:style-name="ce26" table:formula="of:=CONCATENATE(LEFT([.C9];1);LEFT([.B9];1))" office:value-type="string" office:string-value="JW">
            <text:p>JW</text:p>
          </table:table-cell>
          <table:table-cell table:formula="of:=[$master.Z15]" office:value-type="string" office:string-value="#8 - 2 Swift Way">
            <text:p>#8 - 2 Swift Way</text:p>
          </table:table-cell>
          <table:table-cell table:formula="of:=[$master.AC15]" office:value-type="float" office:value="13054">
            <text:p>13054</text:p>
          </table:table-cell>
          <table:table-cell table:formula="of:=[$master.AA15]" office:value-type="string" office:string-value="Shopton">
            <text:p>Shopton</text:p>
          </table:table-cell>
          <table:table-cell table:formula="of:=[$master.AB15]" office:value-type="string" office:string-value="NY">
            <text:p>NY</text:p>
          </table:table-cell>
          <table:table-cell table:formula="of:=[$master.AD15]" office:value-type="string" office:string-value="USA">
            <text:p>USA</text:p>
          </table:table-cell>
          <table:table-cell table:formula="of:=[$master.M15]" office:value-type="string" office:string-value="Sales Agent">
            <text:p>Sales Agent</text:p>
          </table:table-cell>
          <table:table-cell table:style-name="ce27" table:formula="of:=[$master.E15]" office:value-type="date" office:date-value="1959-08-01">
            <text:p>1959-08-01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formula="of:=[$master.L15]" office:value-type="string" office:string-value="Swift Construction Company">
            <text:p>Swift Construction Company</text:p>
          </table:table-cell>
          <table:table-cell table:formula="of:=[$master.R15]" office:value-type="string" office:string-value="James Period">
            <text:p>James Period</text:p>
          </table:table-cell>
          <table:table-cell table:formula="of:=[$master.O15]" office:value-type="string" office:string-value="Sales &amp; Marketing 07">
            <text:p>Sales &amp; Marketing 07</text:p>
          </table:table-cell>
          <table:table-cell table:formula="of:=[$master.I15]" office:value-type="string" office:string-value="Team Member">
            <text:p>Team Member</text:p>
          </table:table-cell>
          <table:table-cell table:formula="of:=[$master.G15]" office:value-type="string" office:string-value="appleton">
            <text:p>appleton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">
            <text:p>jperiod@</text:p>
          </table:table-cell>
          <table:table-cell table:style-name="ce26" table:formula="of:=CONCATENATE(LEFT([.C10];1);LEFT([.B10];1))" office:value-type="string" office:string-value="JP">
            <text:p>JP</text:p>
          </table:table-cell>
          <table:table-cell table:formula="of:=[$master.Z16]" office:value-type="string" office:string-value="#9 - 2 Swift Way">
            <text:p>#9 - 2 Swift Way</text:p>
          </table:table-cell>
          <table:table-cell table:formula="of:=[$master.AC16]" office:value-type="float" office:value="13054">
            <text:p>13054</text:p>
          </table:table-cell>
          <table:table-cell table:formula="of:=[$master.AA16]" office:value-type="string" office:string-value="Shopton">
            <text:p>Shopton</text:p>
          </table:table-cell>
          <table:table-cell table:formula="of:=[$master.AB16]" office:value-type="string" office:string-value="NY">
            <text:p>NY</text:p>
          </table:table-cell>
          <table:table-cell table:formula="of:=[$master.AD16]" office:value-type="string" office:string-value="USA">
            <text:p>USA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style-name="ce27" table:formula="of:=[$master.E16]" office:value-type="date" office:date-value="1959-09-01">
            <text:p>1959-09-01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formula="of:=[$master.L16]" office:value-type="string" office:string-value="Swift Construction Company">
            <text:p>Swift Construction Company</text:p>
          </table:table-cell>
          <table:table-cell table:formula="of:=[$master.R16]" office:value-type="string" office:string-value="Barton Swift">
            <text:p>Barton Swift</text:p>
          </table:table-cell>
          <table:table-cell table:formula="of:=[$master.O16]" office:value-type="string" office:string-value="Management 10">
            <text:p>Management 10</text:p>
          </table:table-cell>
          <table:table-cell table:formula="of:=[$master.I16]" office:value-type="string" office:string-value="Manager">
            <text:p>Manager</text:p>
          </table:table-cell>
          <table:table-cell table:formula="of:=[$master.G16]" office:value-type="string" office:string-value="appleton">
            <text:p>appleton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">
            <text:p>jhaddon@</text:p>
          </table:table-cell>
          <table:table-cell table:style-name="ce26" table:formula="of:=CONCATENATE(LEFT([.C11];1);LEFT([.B11];1))" office:value-type="string" office:string-value="JH">
            <text:p>JH</text:p>
          </table:table-cell>
          <table:table-cell table:formula="of:=[$master.Z17]" office:value-type="string" office:string-value="#10 - 2 Swift Way">
            <text:p>#10 - 2 Swift Way</text:p>
          </table:table-cell>
          <table:table-cell table:formula="of:=[$master.AC17]" office:value-type="float" office:value="13054">
            <text:p>13054</text:p>
          </table:table-cell>
          <table:table-cell table:formula="of:=[$master.AA17]" office:value-type="string" office:string-value="Shopton">
            <text:p>Shopton</text:p>
          </table:table-cell>
          <table:table-cell table:formula="of:=[$master.AB17]" office:value-type="string" office:string-value="NY">
            <text:p>NY</text:p>
          </table:table-cell>
          <table:table-cell table:formula="of:=[$master.AD17]" office:value-type="string" office:string-value="USA">
            <text:p>USA</text:p>
          </table:table-cell>
          <table:table-cell table:formula="of:=[$master.M17]" office:value-type="string" office:string-value="Buyer">
            <text:p>Buyer</text:p>
          </table:table-cell>
          <table:table-cell table:style-name="ce27" table:formula="of:=[$master.E17]" office:value-type="date" office:date-value="1959-10-01">
            <text:p>1959-10-01</text:p>
          </table:table-cell>
          <table:table-cell table:formula="of:=[$master.P17]" office:value-type="string" office:string-value="Manufacturing">
            <text:p>Manufacturing</text:p>
          </table:table-cell>
          <table:table-cell table:formula="of:=[$master.L17]" office:value-type="string" office:string-value="Swift Construction Company">
            <text:p>Swift Construction Company</text:p>
          </table:table-cell>
          <table:table-cell table:formula="of:=[$master.R17]" office:value-type="string" office:string-value="Miguel DeLazes">
            <text:p>Miguel DeLazes</text:p>
          </table:table-cell>
          <table:table-cell table:formula="of:=[$master.O17]" office:value-type="string" office:string-value="Clerical 03">
            <text:p>Clerical 03</text:p>
          </table:table-cell>
          <table:table-cell table:formula="of:=[$master.I17]" office:value-type="string" office:string-value="Team Member">
            <text:p>Team Member</text:p>
          </table:table-cell>
          <table:table-cell table:formula="of:=[$master.G17]" office:value-type="string" office:string-value="appleton">
            <text:p>appleton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">
            <text:p>jmorse@</text:p>
          </table:table-cell>
          <table:table-cell table:style-name="ce26" table:formula="of:=CONCATENATE(LEFT([.C12];1);LEFT([.B12];1))" office:value-type="string" office:string-value="JM">
            <text:p>JM</text:p>
          </table:table-cell>
          <table:table-cell table:formula="of:=[$master.Z18]" office:value-type="string" office:string-value="#11 - 2 Swift Way">
            <text:p>#11 - 2 Swift Way</text:p>
          </table:table-cell>
          <table:table-cell table:formula="of:=[$master.AC18]" office:value-type="float" office:value="13054">
            <text:p>13054</text:p>
          </table:table-cell>
          <table:table-cell table:formula="of:=[$master.AA18]" office:value-type="string" office:string-value="Shopton">
            <text:p>Shopton</text:p>
          </table:table-cell>
          <table:table-cell table:formula="of:=[$master.AB18]" office:value-type="string" office:string-value="NY">
            <text:p>NY</text:p>
          </table:table-cell>
          <table:table-cell table:formula="of:=[$master.AD18]" office:value-type="string" office:string-value="USA">
            <text:p>USA</text:p>
          </table:table-cell>
          <table:table-cell table:formula="of:=[$master.M18]" office:value-type="string" office:string-value="AR Clerk">
            <text:p>AR Clerk</text:p>
          </table:table-cell>
          <table:table-cell table:style-name="ce27" table:formula="of:=[$master.E18]" office:value-type="date" office:date-value="1959-11-01">
            <text:p>1959-11-01</text:p>
          </table:table-cell>
          <table:table-cell table:formula="of:=[$master.P18]" office:value-type="string" office:string-value="Finance">
            <text:p>Finance</text:p>
          </table:table-cell>
          <table:table-cell table:formula="of:=[$master.L18]" office:value-type="string" office:string-value="Swift Construction Company">
            <text:p>Swift Construction Company</text:p>
          </table:table-cell>
          <table:table-cell table:formula="of:=[$master.R18]" office:value-type="string" office:string-value="Ned Newton">
            <text:p>Ned Newton</text:p>
          </table:table-cell>
          <table:table-cell table:formula="of:=[$master.O18]" office:value-type="string" office:string-value="Clerical 04">
            <text:p>Clerical 04</text:p>
          </table:table-cell>
          <table:table-cell table:formula="of:=[$master.I18]" office:value-type="string" office:string-value="Team Member">
            <text:p>Team Member</text:p>
          </table:table-cell>
          <table:table-cell table:formula="of:=[$master.G18]" office:value-type="string" office:string-value="appleton">
            <text:p>appleton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">
            <text:p>jsharp@</text:p>
          </table:table-cell>
          <table:table-cell table:style-name="ce26" table:formula="of:=CONCATENATE(LEFT([.C13];1);LEFT([.B13];1))" office:value-type="string" office:string-value="JS">
            <text:p>JS</text:p>
          </table:table-cell>
          <table:table-cell table:formula="of:=[$master.Z19]" office:value-type="string" office:string-value="#12 - 2 Swift Way">
            <text:p>#12 - 2 Swift Way</text:p>
          </table:table-cell>
          <table:table-cell table:formula="of:=[$master.AC19]" office:value-type="float" office:value="13054">
            <text:p>13054</text:p>
          </table:table-cell>
          <table:table-cell table:formula="of:=[$master.AA19]" office:value-type="string" office:string-value="Shopton">
            <text:p>Shopton</text:p>
          </table:table-cell>
          <table:table-cell table:formula="of:=[$master.AB19]" office:value-type="string" office:string-value="NY">
            <text:p>NY</text:p>
          </table:table-cell>
          <table:table-cell table:formula="of:=[$master.AD19]" office:value-type="string" office:string-value="USA">
            <text:p>USA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style-name="ce27" table:formula="of:=[$master.E19]" office:value-type="date" office:date-value="1959-12-01">
            <text:p>1959-12-01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formula="of:=[$master.L19]" office:value-type="string" office:string-value="Swift Construction Company">
            <text:p>Swift Construction Company</text:p>
          </table:table-cell>
          <table:table-cell table:formula="of:=[$master.R19]" office:value-type="string" office:string-value="Barton Swift">
            <text:p>Barton Swift</text:p>
          </table:table-cell>
          <table:table-cell table:formula="of:=[$master.O19]" office:value-type="string" office:string-value="Management 10">
            <text:p>Management 10</text:p>
          </table:table-cell>
          <table:table-cell table:formula="of:=[$master.I19]" office:value-type="string" office:string-value="Manager">
            <text:p>Manager</text:p>
          </table:table-cell>
          <table:table-cell table:formula="of:=[$master.G19]" office:value-type="string" office:string-value="appleton">
            <text:p>appleton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">
            <text:p>mbaggert@</text:p>
          </table:table-cell>
          <table:table-cell table:style-name="ce26" table:formula="of:=CONCATENATE(LEFT([.C14];1);LEFT([.B14];1))" office:value-type="string" office:string-value="MB">
            <text:p>MB</text:p>
          </table:table-cell>
          <table:table-cell table:formula="of:=[$master.Z20]" office:value-type="string" office:string-value="#13 - 2 Swift Way">
            <text:p>#13 - 2 Swift Way</text:p>
          </table:table-cell>
          <table:table-cell table:formula="of:=[$master.AC20]" office:value-type="float" office:value="13054">
            <text:p>13054</text:p>
          </table:table-cell>
          <table:table-cell table:formula="of:=[$master.AA20]" office:value-type="string" office:string-value="Shopton">
            <text:p>Shopton</text:p>
          </table:table-cell>
          <table:table-cell table:formula="of:=[$master.AB20]" office:value-type="string" office:string-value="NY">
            <text:p>NY</text:p>
          </table:table-cell>
          <table:table-cell table:formula="of:=[$master.AD20]" office:value-type="string" office:string-value="USA">
            <text:p>USA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style-name="ce27" table:formula="of:=[$master.E20]" office:value-type="date" office:date-value="1935-01-01">
            <text:p>1935-01-01</text:p>
          </table:table-cell>
          <table:table-cell table:formula="of:=[$master.P20]" office:value-type="string" office:string-value="Human Resources">
            <text:p>Human Resources</text:p>
          </table:table-cell>
          <table:table-cell table:formula="of:=[$master.L20]" office:value-type="string" office:string-value="Swift Construction Company">
            <text:p>Swift Construction Company</text:p>
          </table:table-cell>
          <table:table-cell table:formula="of:=[$master.R20]" office:value-type="string" office:string-value="Barton Swift">
            <text:p>Barton Swift</text:p>
          </table:table-cell>
          <table:table-cell table:formula="of:=[$master.O20]" office:value-type="string" office:string-value="Management 10">
            <text:p>Management 10</text:p>
          </table:table-cell>
          <table:table-cell table:formula="of:=[$master.I20]" office:value-type="string" office:string-value="Manager">
            <text:p>Manager</text:p>
          </table:table-cell>
          <table:table-cell table:formula="of:=[$master.G20]" office:value-type="string" office:string-value="appleton">
            <text:p>appleton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">
            <text:p>mnestor@</text:p>
          </table:table-cell>
          <table:table-cell table:style-name="ce26" table:formula="of:=CONCATENATE(LEFT([.C15];1);LEFT([.B15];1))" office:value-type="string" office:string-value="MN">
            <text:p>MN</text:p>
          </table:table-cell>
          <table:table-cell table:formula="of:=[$master.Z21]" office:value-type="string" office:string-value="#14 - 2 Swift Way">
            <text:p>#14 - 2 Swift Way</text:p>
          </table:table-cell>
          <table:table-cell table:formula="of:=[$master.AC21]" office:value-type="float" office:value="13054">
            <text:p>13054</text:p>
          </table:table-cell>
          <table:table-cell table:formula="of:=[$master.AA21]" office:value-type="string" office:string-value="Shopton">
            <text:p>Shopton</text:p>
          </table:table-cell>
          <table:table-cell table:formula="of:=[$master.AB21]" office:value-type="string" office:string-value="NY">
            <text:p>NY</text:p>
          </table:table-cell>
          <table:table-cell table:formula="of:=[$master.AD21]" office:value-type="string" office:string-value="USA">
            <text:p>USA</text:p>
          </table:table-cell>
          <table:table-cell table:formula="of:=[$master.M21]" office:value-type="string" office:string-value="Director, MIS-IT">
            <text:p>Director, MIS-IT</text:p>
          </table:table-cell>
          <table:table-cell table:style-name="ce27" table:formula="of:=[$master.E21]" office:value-type="date" office:date-value="1965-03-14">
            <text:p>1965-03-14</text:p>
          </table:table-cell>
          <table:table-cell table:formula="of:=[$master.P21]" office:value-type="string" office:string-value="MIS/IT">
            <text:p>MIS/IT</text:p>
          </table:table-cell>
          <table:table-cell table:formula="of:=[$master.L21]" office:value-type="string" office:string-value="Swift Construction Company">
            <text:p>Swift Construction Company</text:p>
          </table:table-cell>
          <table:table-cell table:formula="of:=[$master.R21]" office:value-type="string" office:string-value="Barton Swift">
            <text:p>Barton Swift</text:p>
          </table:table-cell>
          <table:table-cell table:formula="of:=[$master.O21]" office:value-type="string" office:string-value="Management 10">
            <text:p>Management 10</text:p>
          </table:table-cell>
          <table:table-cell table:formula="of:=[$master.I21]" office:value-type="string" office:string-value="Sysadmin">
            <text:p>Sysadmin</text:p>
          </table:table-cell>
          <table:table-cell table:formula="of:=[$master.G21]" office:value-type="string" office:string-value="appleton">
            <text:p>appleton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">
            <text:p>mblair@</text:p>
          </table:table-cell>
          <table:table-cell table:style-name="ce26" table:formula="of:=CONCATENATE(LEFT([.C16];1);LEFT([.B16];1))" office:value-type="string" office:string-value="MB">
            <text:p>MB</text:p>
          </table:table-cell>
          <table:table-cell table:formula="of:=[$master.Z22]" office:value-type="string" office:string-value="#15 - 2 Swift Way">
            <text:p>#15 - 2 Swift Way</text:p>
          </table:table-cell>
          <table:table-cell table:formula="of:=[$master.AC22]" office:value-type="float" office:value="13054">
            <text:p>13054</text:p>
          </table:table-cell>
          <table:table-cell table:formula="of:=[$master.AA22]" office:value-type="string" office:string-value="Shopton">
            <text:p>Shopton</text:p>
          </table:table-cell>
          <table:table-cell table:formula="of:=[$master.AB22]" office:value-type="string" office:string-value="NY">
            <text:p>NY</text:p>
          </table:table-cell>
          <table:table-cell table:formula="of:=[$master.AD22]" office:value-type="string" office:string-value="USA">
            <text:p>USA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style-name="ce27" table:formula="of:=[$master.E22]" office:value-type="date" office:date-value="1960-03-01">
            <text:p>1960-03-01</text:p>
          </table:table-cell>
          <table:table-cell table:formula="of:=[$master.P22]" office:value-type="string" office:string-value="Engineering">
            <text:p>Engineering</text:p>
          </table:table-cell>
          <table:table-cell table:formula="of:=[$master.L22]" office:value-type="string" office:string-value="Swift Construction Company">
            <text:p>Swift Construction Company</text:p>
          </table:table-cell>
          <table:table-cell table:formula="of:=[$master.R22]" office:value-type="string" office:string-value="Tom Swift">
            <text:p>Tom Swift</text:p>
          </table:table-cell>
          <table:table-cell table:formula="of:=[$master.O22]" office:value-type="string" office:string-value="Professional Technical 09">
            <text:p>Professional Technical 09</text:p>
          </table:table-cell>
          <table:table-cell table:formula="of:=[$master.I22]" office:value-type="string" office:string-value="Team Member">
            <text:p>Team Member</text:p>
          </table:table-cell>
          <table:table-cell table:formula="of:=[$master.G22]" office:value-type="string" office:string-value="appleton">
            <text:p>appleton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">
            <text:p>mdelazes@</text:p>
          </table:table-cell>
          <table:table-cell table:style-name="ce26" table:formula="of:=CONCATENATE(LEFT([.C17];1);LEFT([.B17];1))" office:value-type="string" office:string-value="MD">
            <text:p>MD</text:p>
          </table:table-cell>
          <table:table-cell table:formula="of:=[$master.Z23]" office:value-type="string" office:string-value="#16 - 2 Swift Way">
            <text:p>#16 - 2 Swift Way</text:p>
          </table:table-cell>
          <table:table-cell table:formula="of:=[$master.AC23]" office:value-type="float" office:value="13054">
            <text:p>13054</text:p>
          </table:table-cell>
          <table:table-cell table:formula="of:=[$master.AA23]" office:value-type="string" office:string-value="Shopton">
            <text:p>Shopton</text:p>
          </table:table-cell>
          <table:table-cell table:formula="of:=[$master.AB23]" office:value-type="string" office:string-value="NY">
            <text:p>NY</text:p>
          </table:table-cell>
          <table:table-cell table:formula="of:=[$master.AD23]" office:value-type="string" office:string-value="USA">
            <text:p>USA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style-name="ce27" table:formula="of:=[$master.E23]" office:value-type="date" office:date-value="1960-04-01">
            <text:p>1960-04-01</text:p>
          </table:table-cell>
          <table:table-cell table:formula="of:=[$master.P23]" office:value-type="string" office:string-value="Manufacturing">
            <text:p>Manufacturing</text:p>
          </table:table-cell>
          <table:table-cell table:formula="of:=[$master.L23]" office:value-type="string" office:string-value="Swift Construction Company">
            <text:p>Swift Construction Company</text:p>
          </table:table-cell>
          <table:table-cell table:formula="of:=[$master.R23]" office:value-type="string" office:string-value="Barton Swift">
            <text:p>Barton Swift</text:p>
          </table:table-cell>
          <table:table-cell table:formula="of:=[$master.O23]" office:value-type="string" office:string-value="Management 09">
            <text:p>Management 09</text:p>
          </table:table-cell>
          <table:table-cell table:formula="of:=[$master.I23]" office:value-type="string" office:string-value="Team Member">
            <text:p>Team Member</text:p>
          </table:table-cell>
          <table:table-cell table:formula="of:=[$master.G23]" office:value-type="string" office:string-value="appleton">
            <text:p>appleton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">
            <text:p>nnewton@</text:p>
          </table:table-cell>
          <table:table-cell table:style-name="ce26" table:formula="of:=CONCATENATE(LEFT([.C18];1);LEFT([.B18];1))" office:value-type="string" office:string-value="NN">
            <text:p>NN</text:p>
          </table:table-cell>
          <table:table-cell table:formula="of:=[$master.Z24]" office:value-type="string" office:string-value="#17 - 2 Swift Way">
            <text:p>#17 - 2 Swift Way</text:p>
          </table:table-cell>
          <table:table-cell table:formula="of:=[$master.AC24]" office:value-type="float" office:value="13054">
            <text:p>13054</text:p>
          </table:table-cell>
          <table:table-cell table:formula="of:=[$master.AA24]" office:value-type="string" office:string-value="Shopton">
            <text:p>Shopton</text:p>
          </table:table-cell>
          <table:table-cell table:formula="of:=[$master.AB24]" office:value-type="string" office:string-value="NY">
            <text:p>NY</text:p>
          </table:table-cell>
          <table:table-cell table:formula="of:=[$master.AD24]" office:value-type="string" office:string-value="USA">
            <text:p>USA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style-name="ce27" table:formula="of:=[$master.E24]" office:value-type="date" office:date-value="1960-05-01">
            <text:p>1960-05-01</text:p>
          </table:table-cell>
          <table:table-cell table:formula="of:=[$master.P24]" office:value-type="string" office:string-value="Finance">
            <text:p>Finance</text:p>
          </table:table-cell>
          <table:table-cell table:formula="of:=[$master.L24]" office:value-type="string" office:string-value="Swift Construction Company">
            <text:p>Swift Construction Company</text:p>
          </table:table-cell>
          <table:table-cell table:formula="of:=[$master.R24]" office:value-type="string" office:string-value="Barton Swift">
            <text:p>Barton Swift</text:p>
          </table:table-cell>
          <table:table-cell table:formula="of:=[$master.O24]" office:value-type="string" office:string-value="Management 11">
            <text:p>Management 11</text:p>
          </table:table-cell>
          <table:table-cell table:formula="of:=[$master.I24]" office:value-type="string" office:string-value="Manager">
            <text:p>Manager</text:p>
          </table:table-cell>
          <table:table-cell table:formula="of:=[$master.G24]" office:value-type="string" office:string-value="appleton">
            <text:p>appleton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">
            <text:p>rsampson@</text:p>
          </table:table-cell>
          <table:table-cell table:style-name="ce26" table:formula="of:=CONCATENATE(LEFT([.C19];1);LEFT([.B19];1))" office:value-type="string" office:string-value="RS">
            <text:p>RS</text:p>
          </table:table-cell>
          <table:table-cell table:formula="of:=[$master.Z25]" office:value-type="string" office:string-value="#18 - 2 Swift Way">
            <text:p>#18 - 2 Swift Way</text:p>
          </table:table-cell>
          <table:table-cell table:formula="of:=[$master.AC25]" office:value-type="float" office:value="13054">
            <text:p>13054</text:p>
          </table:table-cell>
          <table:table-cell table:formula="of:=[$master.AA25]" office:value-type="string" office:string-value="Shopton">
            <text:p>Shopton</text:p>
          </table:table-cell>
          <table:table-cell table:formula="of:=[$master.AB25]" office:value-type="string" office:string-value="NY">
            <text:p>NY</text:p>
          </table:table-cell>
          <table:table-cell table:formula="of:=[$master.AD25]" office:value-type="string" office:string-value="USA">
            <text:p>USA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style-name="ce27" table:formula="of:=[$master.E25]" office:value-type="date" office:date-value="1937-06-01">
            <text:p>1937-06-01</text:p>
          </table:table-cell>
          <table:table-cell table:formula="of:=[$master.P25]" office:value-type="string" office:string-value="Quality">
            <text:p>Quality</text:p>
          </table:table-cell>
          <table:table-cell table:formula="of:=[$master.L25]" office:value-type="string" office:string-value="Swift Construction Company">
            <text:p>Swift Construction Company</text:p>
          </table:table-cell>
          <table:table-cell table:formula="of:=[$master.R25]" office:value-type="string" office:string-value="Barton Swift">
            <text:p>Barton Swift</text:p>
          </table:table-cell>
          <table:table-cell table:formula="of:=[$master.O25]" office:value-type="string" office:string-value="Management 10">
            <text:p>Management 10</text:p>
          </table:table-cell>
          <table:table-cell table:formula="of:=[$master.I25]" office:value-type="string" office:string-value="Manager">
            <text:p>Manager</text:p>
          </table:table-cell>
          <table:table-cell table:formula="of:=[$master.G25]" office:value-type="string" office:string-value="appleton">
            <text:p>appleton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">
            <text:p>smalloy@</text:p>
          </table:table-cell>
          <table:table-cell table:style-name="ce26" table:formula="of:=CONCATENATE(LEFT([.C20];1);LEFT([.B20];1))" office:value-type="string" office:string-value="SM">
            <text:p>SM</text:p>
          </table:table-cell>
          <table:table-cell table:formula="of:=[$master.Z26]" office:value-type="string" office:string-value="#19 - 2 Swift Way">
            <text:p>#19 - 2 Swift Way</text:p>
          </table:table-cell>
          <table:table-cell table:formula="of:=[$master.AC26]" office:value-type="float" office:value="13054">
            <text:p>13054</text:p>
          </table:table-cell>
          <table:table-cell table:formula="of:=[$master.AA26]" office:value-type="string" office:string-value="Shopton">
            <text:p>Shopton</text:p>
          </table:table-cell>
          <table:table-cell table:formula="of:=[$master.AB26]" office:value-type="string" office:string-value="NY">
            <text:p>NY</text:p>
          </table:table-cell>
          <table:table-cell table:formula="of:=[$master.AD26]" office:value-type="string" office:string-value="USA">
            <text:p>USA</text:p>
          </table:table-cell>
          <table:table-cell table:formula="of:=[$master.M26]" office:value-type="string" office:string-value="Receiver">
            <text:p>Receiver</text:p>
          </table:table-cell>
          <table:table-cell table:style-name="ce27" table:formula="of:=[$master.E26]" office:value-type="date" office:date-value="1960-07-01">
            <text:p>1960-07-01</text:p>
          </table:table-cell>
          <table:table-cell table:formula="of:=[$master.P26]" office:value-type="string" office:string-value="Manufacturing">
            <text:p>Manufacturing</text:p>
          </table:table-cell>
          <table:table-cell table:formula="of:=[$master.L26]" office:value-type="string" office:string-value="Swift Construction Company">
            <text:p>Swift Construction Company</text:p>
          </table:table-cell>
          <table:table-cell table:formula="of:=[$master.R26]" office:value-type="string" office:string-value="Miguel DeLazes">
            <text:p>Miguel DeLazes</text:p>
          </table:table-cell>
          <table:table-cell table:formula="of:=[$master.O26]" office:value-type="string" office:string-value="Production 02">
            <text:p>Production 02</text:p>
          </table:table-cell>
          <table:table-cell table:formula="of:=[$master.I26]" office:value-type="string" office:string-value="Team Member">
            <text:p>Team Member</text:p>
          </table:table-cell>
          <table:table-cell table:formula="of:=[$master.G26]" office:value-type="string" office:string-value="appleton">
            <text:p>appleton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">
            <text:p>tswift@</text:p>
          </table:table-cell>
          <table:table-cell table:style-name="ce26" table:formula="of:=CONCATENATE(LEFT([.C21];1);LEFT([.B21];1))" office:value-type="string" office:string-value="TS">
            <text:p>TS</text:p>
          </table:table-cell>
          <table:table-cell table:formula="of:=[$master.Z27]" office:value-type="string" office:string-value="#20 - 2 Swift Way">
            <text:p>#20 - 2 Swift Way</text:p>
          </table:table-cell>
          <table:table-cell table:formula="of:=[$master.AC27]" office:value-type="float" office:value="13054">
            <text:p>13054</text:p>
          </table:table-cell>
          <table:table-cell table:formula="of:=[$master.AA27]" office:value-type="string" office:string-value="Shopton">
            <text:p>Shopton</text:p>
          </table:table-cell>
          <table:table-cell table:formula="of:=[$master.AB27]" office:value-type="string" office:string-value="NY">
            <text:p>NY</text:p>
          </table:table-cell>
          <table:table-cell table:formula="of:=[$master.AD27]" office:value-type="string" office:string-value="USA">
            <text:p>USA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style-name="ce27" table:formula="of:=[$master.E27]" office:value-type="date" office:date-value="1959-11-25">
            <text:p>1959-11-25</text:p>
          </table:table-cell>
          <table:table-cell table:formula="of:=[$master.P27]" office:value-type="string" office:string-value="Engineering">
            <text:p>Engineering</text:p>
          </table:table-cell>
          <table:table-cell table:formula="of:=[$master.L27]" office:value-type="string" office:string-value="Swift Construction Company">
            <text:p>Swift Construction Company</text:p>
          </table:table-cell>
          <table:table-cell table:formula="of:=[$master.R27]" office:value-type="string" office:string-value="Barton Swift">
            <text:p>Barton Swift</text:p>
          </table:table-cell>
          <table:table-cell table:formula="of:=[$master.O27]" office:value-type="string" office:string-value="Management 12">
            <text:p>Management 12</text:p>
          </table:table-cell>
          <table:table-cell table:formula="of:=[$master.I27]" office:value-type="string" office:string-value="Manager">
            <text:p>Manager</text:p>
          </table:table-cell>
          <table:table-cell table:formula="of:=[$master.G27]" office:value-type="string" office:string-value="appleton">
            <text:p>appleton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">
            <text:p>wdamon@</text:p>
          </table:table-cell>
          <table:table-cell table:style-name="ce26" table:formula="of:=CONCATENATE(LEFT([.C22];1);LEFT([.B22];1))" office:value-type="string" office:string-value="WD">
            <text:p>WD</text:p>
          </table:table-cell>
          <table:table-cell table:formula="of:=[$master.Z28]" office:value-type="string" office:string-value="#21 - 2 Swift Way">
            <text:p>#21 - 2 Swift Way</text:p>
          </table:table-cell>
          <table:table-cell table:formula="of:=[$master.AC28]" office:value-type="float" office:value="13054">
            <text:p>13054</text:p>
          </table:table-cell>
          <table:table-cell table:formula="of:=[$master.AA28]" office:value-type="string" office:string-value="Shopton">
            <text:p>Shopton</text:p>
          </table:table-cell>
          <table:table-cell table:formula="of:=[$master.AB28]" office:value-type="string" office:string-value="NY">
            <text:p>NY</text:p>
          </table:table-cell>
          <table:table-cell table:formula="of:=[$master.AD28]" office:value-type="string" office:string-value="USA">
            <text:p>USA</text:p>
          </table:table-cell>
          <table:table-cell table:formula="of:=[$master.M28]" office:value-type="string" office:string-value="Technical Writer">
            <text:p>Technical Writer</text:p>
          </table:table-cell>
          <table:table-cell table:style-name="ce27" table:formula="of:=[$master.E28]" office:value-type="date" office:date-value="1960-09-01">
            <text:p>1960-09-01</text:p>
          </table:table-cell>
          <table:table-cell table:formula="of:=[$master.P28]" office:value-type="string" office:string-value="Product Management">
            <text:p>Product Management</text:p>
          </table:table-cell>
          <table:table-cell table:formula="of:=[$master.L28]" office:value-type="string" office:string-value="Swift Construction Company">
            <text:p>Swift Construction Company</text:p>
          </table:table-cell>
          <table:table-cell table:formula="of:=[$master.R28]" office:value-type="string" office:string-value="John Sharp">
            <text:p>John Sharp</text:p>
          </table:table-cell>
          <table:table-cell table:formula="of:=[$master.O28]" office:value-type="string" office:string-value="Technical 07">
            <text:p>Technical 07</text:p>
          </table:table-cell>
          <table:table-cell table:formula="of:=[$master.I28]" office:value-type="string" office:string-value="Team Member">
            <text:p>Team Member</text:p>
          </table:table-cell>
          <table:table-cell table:formula="of:=[$master.G28]" office:value-type="string" office:string-value="appleton">
            <text:p>appleton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">
            <text:p>wcrawford@</text:p>
          </table:table-cell>
          <table:table-cell table:style-name="ce26" table:formula="of:=CONCATENATE(LEFT([.C23];1);LEFT([.B23];1))" office:value-type="string" office:string-value="WC">
            <text:p>WC</text:p>
          </table:table-cell>
          <table:table-cell table:formula="of:=[$master.Z29]" office:value-type="string" office:string-value="#22 - 2 Swift Way">
            <text:p>#22 - 2 Swift Way</text:p>
          </table:table-cell>
          <table:table-cell table:formula="of:=[$master.AC29]" office:value-type="float" office:value="13054">
            <text:p>13054</text:p>
          </table:table-cell>
          <table:table-cell table:formula="of:=[$master.AA29]" office:value-type="string" office:string-value="Shopton">
            <text:p>Shopton</text:p>
          </table:table-cell>
          <table:table-cell table:formula="of:=[$master.AB29]" office:value-type="string" office:string-value="NY">
            <text:p>NY</text:p>
          </table:table-cell>
          <table:table-cell table:formula="of:=[$master.AD29]" office:value-type="string" office:string-value="USA">
            <text:p>USA</text:p>
          </table:table-cell>
          <table:table-cell table:formula="of:=[$master.M29]" office:value-type="string" office:string-value="Director, Legal">
            <text:p>Director, Legal</text:p>
          </table:table-cell>
          <table:table-cell table:style-name="ce27" table:formula="of:=[$master.E29]" office:value-type="date" office:date-value="1960-10-01">
            <text:p>1960-10-01</text:p>
          </table:table-cell>
          <table:table-cell table:formula="of:=[$master.P29]" office:value-type="string" office:string-value="Legal">
            <text:p>Legal</text:p>
          </table:table-cell>
          <table:table-cell table:formula="of:=[$master.L29]" office:value-type="string" office:string-value="Swift Construction Company">
            <text:p>Swift Construction Company</text:p>
          </table:table-cell>
          <table:table-cell table:formula="of:=[$master.R29]" office:value-type="string" office:string-value="Barton Swift">
            <text:p>Barton Swift</text:p>
          </table:table-cell>
          <table:table-cell table:formula="of:=[$master.O29]" office:value-type="string" office:string-value="Management 11">
            <text:p>Management 11</text:p>
          </table:table-cell>
          <table:table-cell table:formula="of:=[$master.I29]" office:value-type="string" office:string-value="Manager">
            <text:p>Manager</text:p>
          </table:table-cell>
          <table:table-cell table:formula="of:=[$master.G29]" office:value-type="string" office:string-value="appleton">
            <text:p>appleton</text:p>
          </table:table-cell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  <table:named-expressions/>
      </table:table>
      <table:table table:name="maestro-yii" table:style-name="ta4" table:print-ranges="'maestro-yii'.A1:'maestro-yii'.H25">
        <table:table-column table:style-name="co44" table:number-columns-repeated="3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number-columns-repeated="250" table:default-cell-style-name="Excel_20_Built-in_20_Normal"/>
        <table:table-row table:style-name="ro2">
          <table:table-cell office:value-type="string">
            <text:p>username</text:p>
          </table:table-cell>
          <table:table-cell office:value-type="string">
            <text:p>status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office:value-type="string">
            <text:p>initial</text:p>
          </table:table-cell>
          <table:table-cell office:value-type="string">
            <text:p>profile</text:p>
          </table:table-cell>
          <table:table-cell table:number-columns-repeated="247"/>
        </table:table-row>
        <table:table-row table:style-name="ro2">
          <table:table-cell office:value-type="string">
            <office:annotation draw:style-name="gr2" draw:text-style-name="P2" svg:width="1.1413in" svg:height="0.7626in" svg:x="1.1374in" svg:y="0.0102in" draw:caption-point-x="-0.2437in" draw:caption-point-y="0.2189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firefly.scc.loc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formula="of:=CONCATENATE(LEFT([.G2];1);LEFT([.F2];1))" office:value-type="string" office:string-value="SA">
            <text:p>SA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2">
          <table:table-cell office:value-type="string">
            <office:annotation draw:style-name="gr2" draw:text-style-name="P2" svg:width="1.1413in" svg:height="0.7626in" svg:x="1.1374in" svg:y="0.2406in" draw:caption-point-x="-0.2437in" draw:caption-point-y="0.2134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@firefly.scc.loc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formula="of:=CONCATENATE(LEFT([.G3];1);LEFT([.F3];1))" office:value-type="string" office:string-value="DU">
            <text:p>DU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N8]" office:value-type="string" office:string-value="bjenks@">
            <text:p>bjenks@</text:p>
          </table:table-cell>
          <table:table-cell table:formula="of:=CONCATENATE(LEFT([$master.B8]);LEFT([$master.C8]))" office:value-type="string" office:string-value="BJ">
            <text:p>BJ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CONCATENATE(LEFT([.G4];1);LEFT([.F4];1))" office:value-type="string" office:string-value="BJ">
            <text:p>BJ</text:p>
          </table:table-cell>
          <table:table-cell table:formula="of:=[$master.J8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N9]" office:value-type="string" office:string-value="bswift@">
            <text:p>bswift@</text:p>
          </table:table-cell>
          <table:table-cell table:formula="of:=CONCATENATE(LEFT([$master.B9]);LEFT([$master.C9]))" office:value-type="string" office:string-value="BS">
            <text:p>BS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CONCATENATE(LEFT([.G5];1);LEFT([.F5];1))" office:value-type="string" office:string-value="BS">
            <text:p>BS</text:p>
          </table:table-cell>
          <table:table-cell table:formula="of:=[$master.J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N10]" office:value-type="string" office:string-value="barmstrong@">
            <text:p>barmstrong@</text:p>
          </table:table-cell>
          <table:table-cell table:formula="of:=CONCATENATE(LEFT([$master.B10]);LEFT([$master.C10]))" office:value-type="string" office:string-value="BA">
            <text:p>BA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CONCATENATE(LEFT([.G6];1);LEFT([.F6];1))" office:value-type="string" office:string-value="BA">
            <text:p>BA</text:p>
          </table:table-cell>
          <table:table-cell table:formula="of:=[$master.J10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N11]" office:value-type="string" office:string-value="fmason@">
            <text:p>fmason@</text:p>
          </table:table-cell>
          <table:table-cell table:formula="of:=CONCATENATE(LEFT([$master.B11]);LEFT([$master.C11]))" office:value-type="string" office:string-value="FM">
            <text:p>FM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CONCATENATE(LEFT([.G7];1);LEFT([.F7];1))" office:value-type="string" office:string-value="FM">
            <text:p>FM</text:p>
          </table:table-cell>
          <table:table-cell table:formula="of:=[$master.J11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N12]" office:value-type="string" office:string-value="gjackson@">
            <text:p>gjackson@</text:p>
          </table:table-cell>
          <table:table-cell table:formula="of:=CONCATENATE(LEFT([$master.B12]);LEFT([$master.C12]))" office:value-type="string" office:string-value="GJ">
            <text:p>GJ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CONCATENATE(LEFT([.G8];1);LEFT([.F8];1))" office:value-type="string" office:string-value="GJ">
            <text:p>GJ</text:p>
          </table:table-cell>
          <table:table-cell table:formula="of:=[$master.J12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N13]" office:value-type="string" office:string-value="hbaldwin@">
            <text:p>hbaldwin@</text:p>
          </table:table-cell>
          <table:table-cell table:formula="of:=CONCATENATE(LEFT([$master.B13]);LEFT([$master.C13]))" office:value-type="string" office:string-value="HB">
            <text:p>HB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CONCATENATE(LEFT([.G9];1);LEFT([.F9];1))" office:value-type="string" office:string-value="HB">
            <text:p>HB</text:p>
          </table:table-cell>
          <table:table-cell table:formula="of:=[$master.J1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N14]" office:value-type="string" office:string-value="hrandall@">
            <text:p>hrandall@</text:p>
          </table:table-cell>
          <table:table-cell table:formula="of:=CONCATENATE(LEFT([$master.B14]);LEFT([$master.C14]))" office:value-type="string" office:string-value="HR">
            <text:p>HR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CONCATENATE(LEFT([.G10];1);LEFT([.F10];1))" office:value-type="string" office:string-value="HR">
            <text:p>HR</text:p>
          </table:table-cell>
          <table:table-cell table:formula="of:=[$master.J14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N15]" office:value-type="string" office:string-value="jwood@">
            <text:p>jwood@</text:p>
          </table:table-cell>
          <table:table-cell table:formula="of:=CONCATENATE(LEFT([$master.B15]);LEFT([$master.C15]))" office:value-type="string" office:string-value="JW">
            <text:p>JW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CONCATENATE(LEFT([.G11];1);LEFT([.F11];1))" office:value-type="string" office:string-value="JW">
            <text:p>JW</text:p>
          </table:table-cell>
          <table:table-cell table:formula="of:=[$master.J15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N16]" office:value-type="string" office:string-value="jperiod@">
            <text:p>jperiod@</text:p>
          </table:table-cell>
          <table:table-cell table:formula="of:=CONCATENATE(LEFT([$master.B16]);LEFT([$master.C16]))" office:value-type="string" office:string-value="JP">
            <text:p>JP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CONCATENATE(LEFT([.G12];1);LEFT([.F12];1))" office:value-type="string" office:string-value="JP">
            <text:p>JP</text:p>
          </table:table-cell>
          <table:table-cell table:formula="of:=[$master.J16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N17]" office:value-type="string" office:string-value="jhaddon@">
            <text:p>jhaddon@</text:p>
          </table:table-cell>
          <table:table-cell table:formula="of:=CONCATENATE(LEFT([$master.B17]);LEFT([$master.C17]))" office:value-type="string" office:string-value="JH">
            <text:p>JH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CONCATENATE(LEFT([.G13];1);LEFT([.F13];1))" office:value-type="string" office:string-value="JH">
            <text:p>JH</text:p>
          </table:table-cell>
          <table:table-cell table:formula="of:=[$master.J17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N18]" office:value-type="string" office:string-value="jmorse@">
            <text:p>jmorse@</text:p>
          </table:table-cell>
          <table:table-cell table:formula="of:=CONCATENATE(LEFT([$master.B18]);LEFT([$master.C18]))" office:value-type="string" office:string-value="JM">
            <text:p>JM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CONCATENATE(LEFT([.G14];1);LEFT([.F14];1))" office:value-type="string" office:string-value="JM">
            <text:p>JM</text:p>
          </table:table-cell>
          <table:table-cell table:formula="of:=[$master.J18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N19]" office:value-type="string" office:string-value="jsharp@">
            <text:p>jsharp@</text:p>
          </table:table-cell>
          <table:table-cell table:formula="of:=CONCATENATE(LEFT([$master.B19]);LEFT([$master.C19]))" office:value-type="string" office:string-value="JS">
            <text:p>JS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CONCATENATE(LEFT([.G15];1);LEFT([.F15];1))" office:value-type="string" office:string-value="JS">
            <text:p>JS</text:p>
          </table:table-cell>
          <table:table-cell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N20]" office:value-type="string" office:string-value="mbaggert@">
            <text:p>mbaggert@</text:p>
          </table:table-cell>
          <table:table-cell table:formula="of:=CONCATENATE(LEFT([$master.B20]);LEFT([$master.C20]))" office:value-type="string" office:string-value="MB">
            <text:p>MB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CONCATENATE(LEFT([.G16];1);LEFT([.F16];1))" office:value-type="string" office:string-value="MB">
            <text:p>MB</text:p>
          </table:table-cell>
          <table:table-cell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N21]" office:value-type="string" office:string-value="mnestor@">
            <text:p>mnestor@</text:p>
          </table:table-cell>
          <table:table-cell table:formula="of:=CONCATENATE(LEFT([$master.B21]);LEFT([$master.C21]))" office:value-type="string" office:string-value="MN">
            <text:p>MN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CONCATENATE(LEFT([.G17];1);LEFT([.F17];1))" office:value-type="string" office:string-value="MN">
            <text:p>MN</text:p>
          </table:table-cell>
          <table:table-cell table:formula="of:=[$master.J21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N22]" office:value-type="string" office:string-value="mblair@">
            <text:p>mblair@</text:p>
          </table:table-cell>
          <table:table-cell table:formula="of:=CONCATENATE(LEFT([$master.B22]);LEFT([$master.C22]))" office:value-type="string" office:string-value="MB">
            <text:p>MB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CONCATENATE(LEFT([.G18];1);LEFT([.F18];1))" office:value-type="string" office:string-value="MB">
            <text:p>MB</text:p>
          </table:table-cell>
          <table:table-cell table:formula="of:=[$master.J22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N23]" office:value-type="string" office:string-value="mdelazes@">
            <text:p>mdelazes@</text:p>
          </table:table-cell>
          <table:table-cell table:formula="of:=CONCATENATE(LEFT([$master.B23]);LEFT([$master.C23]))" office:value-type="string" office:string-value="MD">
            <text:p>MD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CONCATENATE(LEFT([.G19];1);LEFT([.F19];1))" office:value-type="string" office:string-value="MD">
            <text:p>MD</text:p>
          </table:table-cell>
          <table:table-cell table:formula="of:=[$master.J23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N24]" office:value-type="string" office:string-value="nnewton@">
            <text:p>nnewton@</text:p>
          </table:table-cell>
          <table:table-cell table:formula="of:=CONCATENATE(LEFT([$master.B24]);LEFT([$master.C24]))" office:value-type="string" office:string-value="NN">
            <text:p>N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CONCATENATE(LEFT([.G20];1);LEFT([.F20];1))" office:value-type="string" office:string-value="NN">
            <text:p>NN</text:p>
          </table:table-cell>
          <table:table-cell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N25]" office:value-type="string" office:string-value="rsampson@">
            <text:p>rsampson@</text:p>
          </table:table-cell>
          <table:table-cell table:formula="of:=CONCATENATE(LEFT([$master.B25]);LEFT([$master.C25]))" office:value-type="string" office:string-value="RS">
            <text:p>RS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CONCATENATE(LEFT([.G21];1);LEFT([.F21];1))" office:value-type="string" office:string-value="RS">
            <text:p>RS</text:p>
          </table:table-cell>
          <table:table-cell table:formula="of:=[$master.J2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N26]" office:value-type="string" office:string-value="smalloy@">
            <text:p>smalloy@</text:p>
          </table:table-cell>
          <table:table-cell table:formula="of:=CONCATENATE(LEFT([$master.B26]);LEFT([$master.C26]))" office:value-type="string" office:string-value="SM">
            <text:p>SM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CONCATENATE(LEFT([.G22];1);LEFT([.F22];1))" office:value-type="string" office:string-value="SM">
            <text:p>SM</text:p>
          </table:table-cell>
          <table:table-cell table:formula="of:=[$master.J26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N27]" office:value-type="string" office:string-value="tswift@">
            <text:p>tswift@</text:p>
          </table:table-cell>
          <table:table-cell table:formula="of:=CONCATENATE(LEFT([$master.B27]);LEFT([$master.C27]))" office:value-type="string" office:string-value="TS">
            <text:p>TS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CONCATENATE(LEFT([.G23];1);LEFT([.F23];1))" office:value-type="string" office:string-value="TS">
            <text:p>TS</text:p>
          </table:table-cell>
          <table:table-cell table:formula="of:=[$master.J27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N28]" office:value-type="string" office:string-value="wdamon@">
            <text:p>wdamon@</text:p>
          </table:table-cell>
          <table:table-cell table:formula="of:=CONCATENATE(LEFT([$master.B28]);LEFT([$master.C28]))" office:value-type="string" office:string-value="WD">
            <text:p>W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CONCATENATE(LEFT([.G24];1);LEFT([.F24];1))" office:value-type="string" office:string-value="WD">
            <text:p>WD</text:p>
          </table:table-cell>
          <table:table-cell table:formula="of:=[$master.J2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N29]" office:value-type="string" office:string-value="wcrawford@">
            <text:p>wcrawford@</text:p>
          </table:table-cell>
          <table:table-cell table:formula="of:=CONCATENATE(LEFT([$master.B29]);LEFT([$master.C29]))" office:value-type="string" office:string-value="WC">
            <text:p>WC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CONCATENATE(LEFT([.G25];1);LEFT([.F25];1))" office:value-type="string" office:string-value="WC">
            <text:p>WC</text:p>
          </table:table-cell>
          <table:table-cell table:formula="of:=[$master.J29]" office:value-type="float" office:value="1">
            <text:p>1</text:p>
          </table:table-cell>
          <table:table-cell table:number-columns-repeated="247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weberp" table:style-name="ta4" table:print-ranges="weberp.A1:weberp.E23">
        <table:table-column table:style-name="co36" table:default-cell-style-name="Excel_20_Built-in_20_Normal"/>
        <table:table-column table:style-name="co8" table:default-cell-style-name="Excel_20_Built-in_20_Normal"/>
        <table:table-column table:style-name="co25" table:default-cell-style-name="Excel_20_Built-in_20_Normal"/>
        <table:table-column table:style-name="co49" table:default-cell-style-name="Excel_20_Built-in_20_Normal"/>
        <table:table-column table:style-name="co14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22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16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7" table:default-cell-style-name="Excel_20_Built-in_20_Normal"/>
        <table:table-column table:style-name="co61" table:default-cell-style-name="Excel_20_Built-in_20_Normal"/>
        <table:table-column table:style-name="co59" table:default-cell-style-name="Excel_20_Built-in_20_Normal"/>
        <table:table-column table:style-name="co62" table:default-cell-style-name="Excel_20_Built-in_20_Normal"/>
        <table:table-column table:style-name="co31" table:number-columns-repeated="230" table:default-cell-style-name="Excel_20_Built-in_20_Normal"/>
        <table:table-row table:style-name="ro2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Fullname</text:p>
          </table:table-cell>
          <table:table-cell office:value-type="string">
            <text:p>Telephone Number</text:p>
          </table:table-cell>
          <table:table-cell office:value-type="string">
            <text:p>E-mail Address</text:p>
          </table:table-cell>
          <table:table-cell office:value-type="string">
            <text:p>Security Role</text:p>
          </table:table-cell>
          <table:table-cell office:value-type="string">
            <text:p>Default Location</text:p>
          </table:table-cell>
          <table:table-cell office:value-type="string">
            <text:p>Customer Code</text:p>
          </table:table-cell>
          <table:table-cell office:value-type="string">
            <text:p>Branch Code</text:p>
          </table:table-cell>
          <table:table-cell office:value-type="string">
            <text:p>Restrict to Sales Person</text:p>
          </table:table-cell>
          <table:table-cell office:value-type="string">
            <text:p>Report Page Size</text:p>
          </table:table-cell>
          <table:table-cell office:value-type="string">
            <text:p>Theme</text:p>
          </table:table-cell>
          <table:table-cell office:value-type="string">
            <text:p>Language</text:p>
          </table:table-cell>
          <table:table-cell office:value-type="string">
            <text:p>Display Orders options</text:p>
          </table:table-cell>
          <table:table-cell office:value-type="string">
            <text:p>Display Rcvbls options</text:p>
          </table:table-cell>
          <table:table-cell office:value-type="string">
            <text:p>Display Pybls options</text:p>
          </table:table-cell>
          <table:table-cell office:value-type="string">
            <text:p>Display Purch options</text:p>
          </table:table-cell>
          <table:table-cell office:value-type="string">
            <text:p>Display Inv options</text:p>
          </table:table-cell>
          <table:table-cell office:value-type="string">
            <text:p>Display Mfg options</text:p>
          </table:table-cell>
          <table:table-cell office:value-type="string">
            <text:p>Display GL options</text:p>
          </table:table-cell>
          <table:table-cell office:value-type="string">
            <text:p>Display Setup options</text:p>
          </table:table-cell>
          <table:table-cell office:value-type="string">
            <text:p>Account Status</text:p>
          </table:table-cell>
          <table:table-cell table:number-columns-repeated="230"/>
        </table:table-row>
        <table:table-row table:style-name="ro2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$master.B8];&quot; &quot;;[master.C8])" office:value-type="string" office:string-value="Barcoe Jenks">
            <text:p>Barcoe 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">
            <text:p>bjenks@</text:p>
          </table:table-cell>
          <table:table-cell office:value-type="string">
            <text:p>System Administrator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$master.B9];&quot; &quot;;[master.C9])" office:value-type="string" office:string-value="Barton Swift">
            <text:p>Barton 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">
            <text:p>bswift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$master.B10];&quot; &quot;;[master.C10])" office:value-type="string" office:string-value="Bub Armstrong">
            <text:p>Bub 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">
            <text:p>barmstrong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$master.B11];&quot; &quot;;[master.C11])" office:value-type="string" office:string-value="Frank Mason">
            <text:p>Frank 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">
            <text:p>fmas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$master.B12];&quot; &quot;;[master.C12])" office:value-type="string" office:string-value="Garret Jackson">
            <text:p>Garret 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">
            <text:p>gjacks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$master.B13];&quot; &quot;;[master.C13])" office:value-type="string" office:string-value="Hank Baldwin">
            <text:p>Hank 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">
            <text:p>hbaldwi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$master.B14];&quot; &quot;;[master.C14])" office:value-type="string" office:string-value="Helen Randall">
            <text:p>Helen 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">
            <text:p>hrandall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$master.B15];&quot; &quot;;[master.C15])" office:value-type="string" office:string-value="Jacab Wood">
            <text:p>Jacab 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">
            <text:p>jwood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$master.B16];&quot; &quot;;[master.C16])" office:value-type="string" office:string-value="James Period">
            <text:p>James 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">
            <text:p>jperiod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$master.B17];&quot; &quot;;[master.C17])" office:value-type="string" office:string-value="Jennie Haddon">
            <text:p>Jennie 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">
            <text:p>jhadd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$master.B18];&quot; &quot;;[master.C18])" office:value-type="string" office:string-value="Jennie Morse">
            <text:p>Jennie 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">
            <text:p>jmorse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$master.B19];&quot; &quot;;[master.C19])" office:value-type="string" office:string-value="John Sharp">
            <text:p>John 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">
            <text:p>jsharp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$master.B20];&quot; &quot;;[master.C20])" office:value-type="string" office:string-value="Martha Baggert">
            <text:p>Martha 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">
            <text:p>mbaggert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$master.B21];&quot; &quot;;[master.C21])" office:value-type="string" office:string-value="Mary Nestor">
            <text:p>Mary 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">
            <text:p>mnestor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$master.B22];&quot; &quot;;[master.C22])" office:value-type="string" office:string-value="Minnie Blair">
            <text:p>Minnie 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">
            <text:p>mblair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$master.B23];&quot; &quot;;[master.C23])" office:value-type="string" office:string-value="Miquel DeLazes">
            <text:p>Miquel 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">
            <text:p>mdelazes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$master.B24];&quot; &quot;;[master.C24])" office:value-type="string" office:string-value="Ned Newton">
            <text:p>Ned 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">
            <text:p>nnewt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$master.B25];&quot; &quot;;[master.C25])" office:value-type="string" office:string-value="Rad Sampson">
            <text:p>Rad 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">
            <text:p>rsamps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$master.B26];&quot; &quot;;[master.C26])" office:value-type="string" office:string-value="Sarah Malloy">
            <text:p>Sarah 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">
            <text:p>smalloy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$master.B27];&quot; &quot;;[master.C27])" office:value-type="string" office:string-value="Tom Swift">
            <text:p>Tom 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">
            <text:p>tswift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$master.B28];&quot; &quot;;[master.C28])" office:value-type="string" office:string-value="Wakefield Damon">
            <text:p>Wakefield 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">
            <text:p>wdam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30];&quot; &quot;;[master.I30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$master.B29];&quot; &quot;;[master.C29])" office:value-type="string" office:string-value="William Crawford">
            <text:p>William 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">
            <text:p>wcrawford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31];&quot; &quot;;[master.I31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1" table:number-rows-repeated="1048552">
          <table:table-cell table:number-columns-repeated="252"/>
        </table:table-row>
        <table:table-row table:style-name="ro1">
          <table:table-cell table:number-columns-repeated="252"/>
        </table:table-row>
        <table:named-expressions/>
      </table:table>
      <table:table table:name="opendocman" table:style-name="ta2">
        <table:table-column table:style-name="co38" table:default-cell-style-name="Default"/>
        <table:table-column table:style-name="co8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5" table:default-cell-style-name="Default"/>
        <table:table-row table:style-name="ro2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1"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">
            <text:p>bjenks@</text:p>
          </table:table-cell>
          <table:table-cell table:formula="of:=[$master.P8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">
            <text:p>bswift@</text:p>
          </table:table-cell>
          <table:table-cell table:formula="of:=[$master.P9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1"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">
            <text:p>barmstrong@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">
            <text:p>fmason@</text:p>
          </table:table-cell>
          <table:table-cell table:formula="of:=[$master.P11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1"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">
            <text:p>gjackson@</text:p>
          </table:table-cell>
          <table:table-cell table:formula="of:=[$master.P12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1"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">
            <text:p>hbaldwin@</text:p>
          </table:table-cell>
          <table:table-cell table:formula="of:=[$master.P13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">
            <text:p>hrandall@</text:p>
          </table:table-cell>
          <table:table-cell table:formula="of:=[$master.P1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F15]" office:value-type="string" office:string-value="jwood">
            <text:p>j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">
            <text:p>jwood@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">
            <text:p>jperiod@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">
            <text:p>jhaddon@</text:p>
          </table:table-cell>
          <table:table-cell table:formula="of:=[$master.P17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">
            <text:p>jmorse@</text:p>
          </table:table-cell>
          <table:table-cell table:formula="of:=[$master.P18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">
            <text:p>jsharp@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">
            <text:p>mbaggert@</text:p>
          </table:table-cell>
          <table:table-cell table:formula="of:=[$master.P20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">
            <text:p>mnestor@</text:p>
          </table:table-cell>
          <table:table-cell table:formula="of:=[$master.P21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1"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">
            <text:p>mblair@</text:p>
          </table:table-cell>
          <table:table-cell table:formula="of:=[$master.P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1"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">
            <text:p>mdelazes@</text:p>
          </table:table-cell>
          <table:table-cell table:formula="of:=[$master.P23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1"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">
            <text:p>nnewton@</text:p>
          </table:table-cell>
          <table:table-cell table:formula="of:=[$master.P2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">
            <text:p>rsampson@</text:p>
          </table:table-cell>
          <table:table-cell table:formula="of:=[$master.P25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1"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">
            <text:p>smalloy@</text:p>
          </table:table-cell>
          <table:table-cell table:formula="of:=[$master.P26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1"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">
            <text:p>tswift@</text:p>
          </table:table-cell>
          <table:table-cell table:formula="of:=[$master.P2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1"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">
            <text:p>wdamon@</text:p>
          </table:table-cell>
          <table:table-cell table:formula="of:=[$master.P28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1"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">
            <text:p>wcrawford@</text:p>
          </table:table-cell>
          <table:table-cell table:formula="of:=[$master.P29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  <table:named-expressions/>
      </table:table>
      <table:table table:name="openerp" table:style-name="ta5">
        <table:table-column table:style-name="co63" table:number-columns-repeated="2" table:default-cell-style-name="Excel_20_Built-in_20_Normal"/>
        <table:table-column table:style-name="co64" table:default-cell-style-name="Excel_20_Built-in_20_Normal"/>
        <table:table-column table:style-name="co65" table:default-cell-style-name="Excel_20_Built-in_20_Normal"/>
        <table:table-column table:style-name="co66" table:default-cell-style-name="Excel_20_Built-in_20_Normal"/>
        <table:table-column table:style-name="co67" table:default-cell-style-name="Excel_20_Built-in_20_Normal"/>
        <table:table-column table:style-name="co68" table:default-cell-style-name="Excel_20_Built-in_20_Normal"/>
        <table:table-column table:style-name="co63" table:number-columns-repeated="244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4">
          <table:table-cell/>
          <table:table-cell table:formula="of:=IF([$master.A8]=1;&quot;YES&quot;;&quot;NO&quot;)" office:value-type="string" office:string-value="YES">
            <text:p>YES</text:p>
          </table:table-cell>
          <table:table-cell table:formula="of:=[$master.B8]&amp;&quot; &quot;&amp;[$master.C8]" office:value-type="string" office:string-value="Barcoe Jenks">
            <text:p>Barcoe Jenks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Barton Swift">
            <text:p>Barton Swift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Bub Armstrong">
            <text:p>Bub Armstrong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Frank Mason">
            <text:p>Frank Mason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Garret Jackson">
            <text:p>Garret Jackson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Hank Baldwin">
            <text:p>Hank Baldwin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Helen Randall">
            <text:p>Helen Randall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Jacab Wood">
            <text:p>Jacab Wood</text:p>
          </table:table-cell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James Period">
            <text:p>James Period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Jennie Haddon">
            <text:p>Jennie Haddon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Jennie Morse">
            <text:p>Jennie Mors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John Sharp">
            <text:p>John Sharp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Martha Baggert">
            <text:p>Martha Baggert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Mary Nestor">
            <text:p>Mary Nestor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Minnie Blair">
            <text:p>Minnie Blair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Miquel DeLazes">
            <text:p>Miquel DeLazes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Ned Newton">
            <text:p>Ned Newton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5]&amp;&quot; &quot;&amp;[$master.C25]" office:value-type="string" office:string-value="Rad Sampson">
            <text:p>Rad Sampson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6]&amp;&quot; &quot;&amp;[$master.C26]" office:value-type="string" office:string-value="Sarah Malloy">
            <text:p>Sarah Malloy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7]&amp;&quot; &quot;&amp;[$master.C27]" office:value-type="string" office:string-value="Tom Swift">
            <text:p>Tom Swift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8]&amp;&quot; &quot;&amp;[$master.C28]" office:value-type="string" office:string-value="Wakefield Damon">
            <text:p>Wakefield Damon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9]&amp;&quot; &quot;&amp;[$master.C29]" office:value-type="string" office:string-value="William Crawford">
            <text:p>William Crawford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1" table:number-rows-repeated="1048552">
          <table:table-cell table:number-columns-repeated="251"/>
        </table:table-row>
        <table:table-row table:style-name="ro1">
          <table:table-cell table:number-columns-repeated="251"/>
        </table:table-row>
        <table:named-expressions/>
      </table:table>
      <table:table table:name="tryton" table:style-name="ta6">
        <table:table-column table:style-name="co30" table:number-columns-repeated="2" table:default-cell-style-name="Default"/>
        <table:table-column table:style-name="co69" table:default-cell-style-name="Default"/>
        <table:table-column table:style-name="co30" table:default-cell-style-name="Default"/>
        <table:table-column table:style-name="co70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</table:table-row>
        <table:table-row table:style-name="ro4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Barcoe Jenks">
            <text:p>Barcoe 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</table:table-row>
        <table:table-row table:style-name="ro4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Barton Swift">
            <text:p>Barton 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</table:table-row>
        <table:table-row table:style-name="ro4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Bub Armstrong">
            <text:p>Bub 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</table:table-row>
        <table:table-row table:style-name="ro4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Frank Mason">
            <text:p>Frank 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</table:table-row>
        <table:table-row table:style-name="ro4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Garret Jackson">
            <text:p>Garret 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</table:table-row>
        <table:table-row table:style-name="ro4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Hank Baldwin">
            <text:p>Hank 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</table:table-row>
        <table:table-row table:style-name="ro4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Helen Randall">
            <text:p>Helen 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</table:table-row>
        <table:table-row table:style-name="ro4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Jacab Wood">
            <text:p>Jacab 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</table:table-row>
        <table:table-row table:style-name="ro4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James Period">
            <text:p>James 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</table:table-row>
        <table:table-row table:style-name="ro4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Jennie Haddon">
            <text:p>Jennie 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</table:table-row>
        <table:table-row table:style-name="ro4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Jennie Morse">
            <text:p>Jennie 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</table:table-row>
        <table:table-row table:style-name="ro4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John Sharp">
            <text:p>John 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</table:table-row>
        <table:table-row table:style-name="ro4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Martha Baggert">
            <text:p>Martha 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</table:table-row>
        <table:table-row table:style-name="ro4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Mary Nestor">
            <text:p>Mary 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</table:table-row>
        <table:table-row table:style-name="ro4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Minnie Blair">
            <text:p>Minnie 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</table:table-row>
        <table:table-row table:style-name="ro4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Miquel DeLazes">
            <text:p>Miquel 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</table:table-row>
        <table:table-row table:style-name="ro4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Ned Newton">
            <text:p>Ned 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</table:table-row>
        <table:table-row table:style-name="ro4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CONCATENATE([$master.B25];&quot; &quot;;[$master.C25])" office:value-type="string" office:string-value="Rad Sampson">
            <text:p>Rad 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</table:table-row>
        <table:table-row table:style-name="ro4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CONCATENATE([$master.B26];&quot; &quot;;[$master.C26])" office:value-type="string" office:string-value="Sarah Malloy">
            <text:p>Sarah 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</table:table-row>
        <table:table-row table:style-name="ro4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CONCATENATE([$master.B27];&quot; &quot;;[$master.C27])" office:value-type="string" office:string-value="Tom Swift">
            <text:p>Tom 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</table:table-row>
        <table:table-row table:style-name="ro4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CONCATENATE([$master.B28];&quot; &quot;;[$master.C28])" office:value-type="string" office:string-value="Wakefield Damon">
            <text:p>Wakefield 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</table:table-row>
        <table:table-row table:style-name="ro4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CONCATENATE([$master.B29];&quot; &quot;;[$master.C29])" office:value-type="string" office:string-value="William Crawford">
            <text:p>William 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  <table:named-expressions/>
      </table:table>
      <table:table table:name="ldap" table:style-name="ta2" table:print="false">
        <table:table-column table:style-name="co71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2" table:default-cell-style-name="Default"/>
        <table:table-column table:style-name="co9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2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43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2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istrator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8]; &quot; &quot;;[$master.C8])" office:value-type="string" office:string-value="Barcoe Jenks">
            <text:p>Barcoe 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C8]" office:value-type="string" office:string-value="Jenks">
            <text:p>Jenks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formula="of:=[$master.N8]" office:value-type="string" office:string-value="bjenks@">
            <text:p>bjenks@</text:p>
          </table:table-cell>
          <table:table-cell table:formula="of:=CONCATENATE(&quot;cn=&quot;;[$master.R8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bjenks">
            <text:p>bjenks</text:p>
          </table:table-cell>
          <table:table-cell table:formula="of:=[master.H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9]; &quot; &quot;;[$master.C9])" office:value-type="string" office:string-value="Barton Swift">
            <text:p>Barton 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C9]" office:value-type="string" office:string-value="Swift">
            <text:p>Swift</text:p>
          </table:table-cell>
          <table:table-cell table:formula="of:=[$master.M9]" office:value-type="string" office:string-value="President">
            <text:p>President</text:p>
          </table:table-cell>
          <table:table-cell table:formula="of:=[$master.N9]" office:value-type="string" office:string-value="bswift@">
            <text:p>bswift@</text:p>
          </table:table-cell>
          <table:table-cell>
            <office:annotation draw:style-name="gr4" draw:text-style-name="P2" svg:width="1.1413in" svg:height="0.5917in" svg:x="11.7535in" svg:y="0.3106in" draw:caption-point-x="-0.2835in" draw:caption-point-y="0.5929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bswift">
            <text:p>bswift</text:p>
          </table:table-cell>
          <table:table-cell table:formula="of:=[master.H9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0]; &quot; &quot;;[$master.C10])" office:value-type="string" office:string-value="Bub Armstrong">
            <text:p>Bub 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formula="of:=[$master.N10]" office:value-type="string" office:string-value="barmstrong@">
            <text:p>barmstrong@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master.H10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1]; &quot; &quot;;[$master.C11])" office:value-type="string" office:string-value="Frank Mason">
            <text:p>Frank 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C11]" office:value-type="string" office:string-value="Mason">
            <text:p>Mason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formula="of:=[$master.N11]" office:value-type="string" office:string-value="fmason@">
            <text:p>fmason@</text:p>
          </table:table-cell>
          <table:table-cell table:formula="of:=CONCATENATE(&quot;cn=&quot;;[$master.R11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fmason">
            <text:p>fmason</text:p>
          </table:table-cell>
          <table:table-cell table:formula="of:=[master.H11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2]; &quot; &quot;;[$master.C12])" office:value-type="string" office:string-value="Garret Jackson">
            <text:p>Garret 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formula="of:=[$master.N12]" office:value-type="string" office:string-value="gjackson@">
            <text:p>gjackson@</text:p>
          </table:table-cell>
          <table:table-cell table:formula="of:=CONCATENATE(&quot;cn=&quot;;[$master.R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gjackson">
            <text:p>gjackson</text:p>
          </table:table-cell>
          <table:table-cell table:formula="of:=[master.H12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3]; &quot; &quot;;[$master.C13])" office:value-type="string" office:string-value="Hank Baldwin">
            <text:p>Hank 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M13]" office:value-type="string" office:string-value="Lead Hand">
            <text:p>Lead Hand</text:p>
          </table:table-cell>
          <table:table-cell table:formula="of:=[$master.N13]" office:value-type="string" office:string-value="hbaldwin@">
            <text:p>hbaldwin@</text:p>
          </table:table-cell>
          <table:table-cell table:formula="of:=CONCATENATE(&quot;cn=&quot;;[$master.R13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hbaldwin">
            <text:p>hbaldwin</text:p>
          </table:table-cell>
          <table:table-cell table:formula="of:=[master.H13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4]; &quot; &quot;;[$master.C14])" office:value-type="string" office:string-value="Helen Randall">
            <text:p>Helen 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M14]" office:value-type="string" office:string-value="AP Clerk">
            <text:p>AP Clerk</text:p>
          </table:table-cell>
          <table:table-cell table:formula="of:=[$master.N14]" office:value-type="string" office:string-value="hrandall@">
            <text:p>hrandall@</text:p>
          </table:table-cell>
          <table:table-cell table:formula="of:=CONCATENATE(&quot;cn=&quot;;[$master.R14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hrandall">
            <text:p>hrandall</text:p>
          </table:table-cell>
          <table:table-cell table:formula="of:=[master.H14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5]; &quot; &quot;;[$master.C15])" office:value-type="string" office:string-value="Jacab Wood">
            <text:p>Jacab 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C15]" office:value-type="string" office:string-value="Wood">
            <text:p>Wood</text:p>
          </table:table-cell>
          <table:table-cell table:formula="of:=[$master.M15]" office:value-type="string" office:string-value="Sales Agent">
            <text:p>Sales Agent</text:p>
          </table:table-cell>
          <table:table-cell table:formula="of:=[$master.N15]" office:value-type="string" office:string-value="jwood@">
            <text:p>jwood@</text:p>
          </table:table-cell>
          <table:table-cell table:formula="of:=CONCATENATE(&quot;cn=&quot;;[$master.R15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jwood">
            <text:p>jwood</text:p>
          </table:table-cell>
          <table:table-cell table:formula="of:=[master.H15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6]; &quot; &quot;;[$master.C16])" office:value-type="string" office:string-value="James Period">
            <text:p>James 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formula="of:=[$master.N16]" office:value-type="string" office:string-value="jperiod@">
            <text:p>jperiod@</text:p>
          </table:table-cell>
          <table:table-cell table:formula="of:=CONCATENATE(&quot;cn=&quot;;[$master.R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jperiod">
            <text:p>jperiod</text:p>
          </table:table-cell>
          <table:table-cell table:formula="of:=[master.H16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7]; &quot; &quot;;[$master.C17])" office:value-type="string" office:string-value="Jennie Haddon">
            <text:p>Jennie 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M17]" office:value-type="string" office:string-value="Buyer">
            <text:p>Buyer</text:p>
          </table:table-cell>
          <table:table-cell table:formula="of:=[$master.N17]" office:value-type="string" office:string-value="jhaddon@">
            <text:p>jhaddon@</text:p>
          </table:table-cell>
          <table:table-cell table:formula="of:=CONCATENATE(&quot;cn=&quot;;[$master.R1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jhaddon">
            <text:p>jhaddon</text:p>
          </table:table-cell>
          <table:table-cell table:formula="of:=[master.H17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8]; &quot; &quot;;[$master.C18])" office:value-type="string" office:string-value="Jennie Morse">
            <text:p>Jennie 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M18]" office:value-type="string" office:string-value="AR Clerk">
            <text:p>AR Clerk</text:p>
          </table:table-cell>
          <table:table-cell table:formula="of:=[$master.N18]" office:value-type="string" office:string-value="jmorse@">
            <text:p>jmorse@</text:p>
          </table:table-cell>
          <table:table-cell table:formula="of:=CONCATENATE(&quot;cn=&quot;;[$master.R18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jmorse">
            <text:p>jmorse</text:p>
          </table:table-cell>
          <table:table-cell table:formula="of:=[master.H1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9]; &quot; &quot;;[$master.C19])" office:value-type="string" office:string-value="John Sharp">
            <text:p>John 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C19]" office:value-type="string" office:string-value="Sharp">
            <text:p>Sharp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formula="of:=[$master.N19]" office:value-type="string" office:string-value="jsharp@">
            <text:p>jsharp@</text:p>
          </table:table-cell>
          <table:table-cell table:formula="of:=CONCATENATE(&quot;cn=&quot;;[$master.R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jsharp">
            <text:p>jsharp</text:p>
          </table:table-cell>
          <table:table-cell table:formula="of:=[master.H19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0]; &quot; &quot;;[$master.C20])" office:value-type="string" office:string-value="Martha Baggert">
            <text:p>Martha 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formula="of:=[$master.N20]" office:value-type="string" office:string-value="mbaggert@">
            <text:p>mbaggert@</text:p>
          </table:table-cell>
          <table:table-cell table:formula="of:=CONCATENATE(&quot;cn=&quot;;[$master.R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mbaggert">
            <text:p>mbaggert</text:p>
          </table:table-cell>
          <table:table-cell table:formula="of:=[master.H20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1]; &quot; &quot;;[$master.C21])" office:value-type="string" office:string-value="Mary Nestor">
            <text:p>Mary 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M21]" office:value-type="string" office:string-value="Director, MIS-IT">
            <text:p>Director, MIS-IT</text:p>
          </table:table-cell>
          <table:table-cell table:formula="of:=[$master.N21]" office:value-type="string" office:string-value="mnestor@">
            <text:p>mnestor@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mnestor">
            <text:p>mnestor</text:p>
          </table:table-cell>
          <table:table-cell table:formula="of:=[master.H21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2]; &quot; &quot;;[$master.C22])" office:value-type="string" office:string-value="Minnie Blair">
            <text:p>Minnie 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C22]" office:value-type="string" office:string-value="Blair">
            <text:p>Blair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formula="of:=[$master.N22]" office:value-type="string" office:string-value="mblair@">
            <text:p>mblair@</text:p>
          </table:table-cell>
          <table:table-cell table:formula="of:=CONCATENATE(&quot;cn=&quot;;[$master.R2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mblair">
            <text:p>mblair</text:p>
          </table:table-cell>
          <table:table-cell table:formula="of:=[master.H22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3]; &quot; &quot;;[$master.C23])" office:value-type="string" office:string-value="Miquel DeLazes">
            <text:p>Miquel 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formula="of:=[$master.N23]" office:value-type="string" office:string-value="mdelazes@">
            <text:p>mdelazes@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mdelazes">
            <text:p>mdelazes</text:p>
          </table:table-cell>
          <table:table-cell table:formula="of:=[master.H23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4]; &quot; &quot;;[$master.C24])" office:value-type="string" office:string-value="Ned Newton">
            <text:p>Ned 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formula="of:=[$master.N24]" office:value-type="string" office:string-value="nnewton@">
            <text:p>nnewton@</text:p>
          </table:table-cell>
          <table:table-cell table:formula="of:=CONCATENATE(&quot;cn=&quot;;[$master.R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nnewton">
            <text:p>nnewton</text:p>
          </table:table-cell>
          <table:table-cell table:formula="of:=[master.H24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5]; &quot; &quot;;[$master.C25])" office:value-type="string" office:string-value="Rad Sampson">
            <text:p>Rad 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formula="of:=[$master.N25]" office:value-type="string" office:string-value="rsampson@">
            <text:p>rsampson@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5]" office:value-type="string" office:string-value="rsampson">
            <text:p>rsampson</text:p>
          </table:table-cell>
          <table:table-cell table:formula="of:=[master.H25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6]; &quot; &quot;;[$master.C26])" office:value-type="string" office:string-value="Sarah Malloy">
            <text:p>Sarah 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M26]" office:value-type="string" office:string-value="Receiver">
            <text:p>Receiver</text:p>
          </table:table-cell>
          <table:table-cell table:formula="of:=[$master.N26]" office:value-type="string" office:string-value="smalloy@">
            <text:p>smalloy@</text:p>
          </table:table-cell>
          <table:table-cell table:formula="of:=CONCATENATE(&quot;cn=&quot;;[$master.R26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6]" office:value-type="string" office:string-value="smalloy">
            <text:p>smalloy</text:p>
          </table:table-cell>
          <table:table-cell table:formula="of:=[master.H26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7]; &quot; &quot;;[$master.C27])" office:value-type="string" office:string-value="Tom Swift">
            <text:p>Tom 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C27]" office:value-type="string" office:string-value="Swift">
            <text:p>Swift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formula="of:=[$master.N27]" office:value-type="string" office:string-value="tswift@">
            <text:p>tswift@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7]" office:value-type="string" office:string-value="tswift">
            <text:p>tswift</text:p>
          </table:table-cell>
          <table:table-cell table:formula="of:=[master.H27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8]; &quot; &quot;;[$master.C28])" office:value-type="string" office:string-value="Wakefield Damon">
            <text:p>Wakefield 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M28]" office:value-type="string" office:string-value="Technical Writer">
            <text:p>Technical Writer</text:p>
          </table:table-cell>
          <table:table-cell table:formula="of:=[$master.N28]" office:value-type="string" office:string-value="wdamon@">
            <text:p>wdamon@</text:p>
          </table:table-cell>
          <table:table-cell table:formula="of:=CONCATENATE(&quot;cn=&quot;;[$master.R28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8]" office:value-type="string" office:string-value="wdamon">
            <text:p>wdamon</text:p>
          </table:table-cell>
          <table:table-cell table:formula="of:=[master.H2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9]; &quot; &quot;;[$master.C29])" office:value-type="string" office:string-value="William Crawford">
            <text:p>William 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M29]" office:value-type="string" office:string-value="Director, Legal">
            <text:p>Director, Legal</text:p>
          </table:table-cell>
          <table:table-cell table:formula="of:=[$master.N29]" office:value-type="string" office:string-value="wcrawford@">
            <text:p>wcrawford@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9]" office:value-type="string" office:string-value="wcrawford">
            <text:p>wcrawford</text:p>
          </table:table-cell>
          <table:table-cell table:formula="of:=[master.H29]" office:value-type="string" office:string-value="{SSHA}cAvUmw90CDKPDmPlym92Ym/GGDEdgvWU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table table:name="README" table:style-name="ta2" table:print="false">
        <office:forms form:automatic-focus="false" form:apply-design-mode="false"/>
        <table:table-column table:style-name="co30" table:number-columns-repeated="2" table:default-cell-style-name="Default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19" office:value-type="string">
            <text:p>Sys-fbsd (system users - FreeBSD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19" office:value-type="string">
            <text:p>Sys-centos (system users - Centos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py column "setup_adduser_centos.sh" to scc/bin/setup_adduser_centos.sh (do not copy column title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py column "setup_rmuser_centos.sh" to scc/bin/setup_rmuser_centos.sh (do not copy column title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19" office:value-type="string">
            <text:p>lda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11/28/2014</text:date>, <text:time>00:0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00:00:43.77</dc:date>
    <meta:editing-cycles>40</meta:editing-cycles>
    <meta:editing-duration>PT6H9M8S</meta:editing-duration>
    <meta:generator>OpenOffice/4.1.1$Win32 OpenOffice.org_project/411m6$Build-9775</meta:generator>
    <dc:creator>Dale Scott</dc:creator>
    <meta:document-statistic meta:table-count="13" meta:cell-count="2943" meta:object-count="0"/>
  </office:meta>
</office:document-meta>
</file>